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color="#ff3300" draw:textarea-horizontal-align="justify" draw:textarea-vertical-align="middle" draw:auto-grow-height="false" fo:min-height="25.917cm" fo:min-width="0cm"/>
    </style:style>
    <style:style style:name="gr2" style:family="graphic" style:parent-style-name="standard">
      <style:graphic-properties draw:stroke="none" draw:fill="solid" draw:fill-color="#ff3300" draw:textarea-horizontal-align="justify" draw:textarea-vertical-align="middle" draw:auto-grow-height="false" fo:min-height="1.205cm" fo:min-width="20.5cm"/>
    </style:style>
    <style:style style:name="gr3" style:family="graphic" style:parent-style-name="standard">
      <style:graphic-properties draw:stroke="none" draw:fill-color="#ffffff" draw:textarea-horizontal-align="justify" draw:textarea-vertical-align="middle" draw:auto-grow-height="false" fo:min-height="3.046cm" fo:min-width="0.037cm"/>
    </style:style>
    <style:style style:name="gr4" style:family="graphic" style:parent-style-name="standard">
      <style:graphic-properties draw:stroke="none" draw:fill="solid" draw:fill-color="#ff3300" draw:textarea-horizontal-align="justify" draw:textarea-vertical-align="middle" draw:auto-grow-height="false" fo:min-height="1.649cm" fo:min-width="20.5cm"/>
    </style:style>
    <style:style style:name="gr5" style:family="graphic" style:parent-style-name="standard">
      <style:graphic-properties draw:stroke="none" draw:fill-color="#ffffff" draw:textarea-horizontal-align="justify" draw:textarea-vertical-align="middle" draw:auto-grow-height="false" fo:min-height="1.748cm" fo:min-width="1.463cm"/>
    </style:style>
    <style:style style:name="gr6" style:family="graphic" style:parent-style-name="standard">
      <style:graphic-properties draw:stroke="none" draw:fill="solid" draw:fill-color="#ff3300" draw:textarea-horizontal-align="center" draw:textarea-vertical-align="middle"/>
    </style:style>
    <style:style style:name="gr7" style:family="graphic" style:parent-style-name="standard">
      <style:graphic-properties draw:stroke="none" draw:fill="solid" draw:fill-color="#ffff66" draw:textarea-horizontal-align="justify" draw:textarea-vertical-align="middle" draw:auto-grow-height="false" fo:min-height="0cm" fo:min-width="0cm"/>
    </style:style>
    <style:style style:name="gr8" style:family="graphic" style:parent-style-name="standard">
      <style:graphic-properties draw:stroke="none" draw:fill="solid" draw:fill-color="#ffff66" draw:textarea-horizontal-align="justify" draw:textarea-vertical-align="middle" draw:auto-grow-height="false" fo:min-height="0.129cm" fo:min-width="0cm"/>
    </style:style>
    <style:style style:name="gr9" style:family="graphic" style:parent-style-name="standard">
      <style:graphic-properties draw:stroke="none" draw:fill="solid" draw:fill-color="#ff3300" draw:textarea-horizontal-align="justify" draw:textarea-vertical-align="middle" draw:auto-grow-height="false" fo:min-height="0.196cm" fo:min-width="0cm"/>
    </style:style>
    <style:style style:name="gr10" style:family="graphic" style:parent-style-name="standard">
      <style:graphic-properties draw:stroke="none" draw:fill="solid" draw:fill-color="#ffff66" draw:textarea-horizontal-align="justify" draw:textarea-vertical-align="middle" draw:auto-grow-height="false" fo:min-height="0.026cm" fo:min-width="0cm"/>
    </style:style>
    <style:style style:name="gr11" style:family="graphic" style:parent-style-name="standard">
      <style:graphic-properties draw:stroke="none" draw:fill="solid" draw:fill-color="#ffff66" draw:textarea-horizontal-align="justify" draw:textarea-vertical-align="middle" draw:auto-grow-height="false" fo:min-height="0.058cm" fo:min-width="0cm"/>
    </style:style>
    <style:style style:name="gr12" style:family="graphic" style:parent-style-name="standard">
      <style:graphic-properties draw:stroke="none" draw:fill="solid" draw:fill-color="#ffff66" draw:textarea-horizontal-align="justify" draw:textarea-vertical-align="middle" draw:auto-grow-height="false" fo:min-height="0.057cm" fo:min-width="0cm"/>
    </style:style>
    <style:style style:name="gr13" style:family="graphic" style:parent-style-name="standard">
      <style:graphic-properties draw:stroke="none" draw:fill="solid" draw:fill-color="#ff3300" draw:textarea-horizontal-align="justify" draw:textarea-vertical-align="middle" draw:auto-grow-height="false" fo:min-height="0cm" fo:min-width="0cm"/>
    </style:style>
    <style:style style:name="gr14" style:family="graphic" style:parent-style-name="standard">
      <style:graphic-properties draw:stroke="none" draw:fill-color="#ff3300" draw:textarea-horizontal-align="justify" draw:textarea-vertical-align="middle" draw:auto-grow-height="false" fo:min-height="10.582cm" fo:min-width="1.641cm"/>
    </style:style>
    <style:style style:name="gr15" style:family="graphic" style:parent-style-name="standard">
      <style:graphic-properties draw:stroke="none" svg:stroke-color="#000000" draw:fill="solid" draw:fill-color="#ffffff" draw:textarea-horizontal-align="left" draw:textarea-vertical-align="middle" draw:auto-grow-height="true" draw:auto-grow-width="true" fo:min-height="0cm" fo:min-width="0cm" draw:shadow="hidden"/>
    </style:style>
    <style:style style:name="gr16" style:family="graphic" style:parent-style-name="standard">
      <style:graphic-properties draw:stroke="none" draw:fill="solid" draw:fill-color="#ff3300" draw:textarea-horizontal-align="justify" draw:textarea-vertical-align="middle" draw:auto-grow-height="false" fo:min-height="0.015cm" fo:min-width="15.382cm"/>
    </style:style>
    <style:style style:name="gr17" style:family="graphic" style:parent-style-name="standard">
      <style:graphic-properties draw:stroke="none" draw:fill="none" fo:min-height="0.739cm"/>
    </style:style>
    <style:style style:name="gr18" style:family="graphic" style:parent-style-name="standard">
      <style:graphic-properties draw:stroke="none" draw:fill="solid" draw:fill-color="#ff3300" draw:textarea-horizontal-align="justify" draw:textarea-vertical-align="middle" draw:auto-grow-height="false" fo:min-height="1.129cm" fo:min-width="1.754cm"/>
    </style:style>
    <style:style style:name="gr19" style:family="graphic" style:parent-style-name="standard">
      <style:graphic-properties draw:stroke="none" draw:fill="solid" draw:fill-color="#ff3300" draw:textarea-horizontal-align="justify" draw:textarea-vertical-align="middle" draw:auto-grow-height="false" fo:min-height="4.892cm" fo:min-width="5.088cm"/>
    </style:style>
    <style:style style:name="gr20" style:family="graphic" style:parent-style-name="standard">
      <style:graphic-properties draw:stroke="none" draw:fill="none" fo:min-height="0.775cm"/>
    </style:style>
    <style:style style:name="gr21" style:family="graphic" style:parent-style-name="standard">
      <style:graphic-properties draw:stroke="none" draw:fill="none" fo:min-height="0.738cm"/>
    </style:style>
    <style:style style:name="gr22" style:family="graphic" style:parent-style-name="standard">
      <style:graphic-properties draw:stroke="none" draw:fill-color="#ffffff" draw:textarea-horizontal-align="justify" draw:textarea-vertical-align="middle" draw:auto-grow-height="false" fo:min-height="13.587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497cm" fo:min-width="3.02cm"/>
    </style:style>
    <style:style style:name="gr24" style:family="graphic" style:parent-style-name="standard">
      <style:graphic-properties draw:stroke="none" svg:stroke-width="0.05cm" svg:stroke-color="#000000" draw:marker-start-width="0.275cm" draw:marker-end-width="0.275cm" draw:fill="solid" draw:fill-color="#ffff00" draw:textarea-horizontal-align="center" draw:textarea-vertical-align="middle" fo:padding-top="0.15cm" fo:padding-bottom="0.15cm" fo:padding-left="0.275cm" fo:padding-right="0.275cm"/>
    </style:style>
    <style:style style:name="gr25" style:family="graphic" style:parent-style-name="standard">
      <style:graphic-properties draw:stroke="none" svg:stroke-width="0.1cm" svg:stroke-color="#000000" draw:marker-start-width="0.425cm" draw:marker-end-width="0.425cm" draw:fill="solid" draw:fill-color="#000000" draw:opacity="100%" draw:textarea-horizontal-align="center" draw:textarea-vertical-align="middle" fo:padding-top="0.2cm" fo:padding-bottom="0.2cm" fo:padding-left="0.325cm" fo:padding-right="0.325cm"/>
    </style:style>
    <style:style style:name="gr26" style:family="graphic" style:parent-style-name="standard">
      <style:graphic-properties draw:stroke="none" svg:stroke-color="#000000" draw:fill="none" draw:fill-color="#ffffff" draw:textarea-horizontal-align="left" draw:auto-grow-height="true" draw:auto-grow-width="true" fo:min-height="0.454cm" fo:min-width="18.493cm"/>
    </style:style>
    <style:style style:name="gr27" style:family="graphic" style:parent-style-name="standard">
      <style:graphic-properties draw:stroke="none" draw:fill-color="#ffffff" draw:textarea-horizontal-align="justify" draw:textarea-vertical-align="middle" draw:auto-grow-height="false" fo:min-height="0.607cm" fo:min-width="1.15cm"/>
    </style:style>
    <style:style style:name="gr28"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29" style:family="graphic" style:parent-style-name="standard">
      <style:graphic-properties draw:stroke="none" svg:stroke-width="0.082cm" draw:stroke-linejoin="round" draw:fill="none"/>
    </style:style>
    <style:style style:name="gr30" style:family="graphic" style:parent-style-name="standard">
      <style:graphic-properties draw:stroke="none" svg:stroke-width="0.082cm" draw:stroke-linejoin="round" draw:fill="solid" draw:fill-color="#b2b2b2"/>
    </style:style>
    <style:style style:name="gr31" style:family="graphic" style:parent-style-name="standard">
      <style:graphic-properties draw:stroke="none" svg:stroke-width="0.082cm" draw:stroke-linejoin="round" draw:fill="solid" draw:fill-color="#ffffff"/>
    </style:style>
    <style:style style:name="gr32" style:family="graphic" style:parent-style-name="standard">
      <style:graphic-properties draw:stroke="none" svg:stroke-width="0.082cm" draw:stroke-linejoin="round" draw:fill="solid" draw:fill-color="#000000"/>
    </style:style>
    <style:style style:name="gr33" style:family="graphic" style:parent-style-name="standard">
      <style:graphic-properties draw:stroke="none" svg:stroke-width="0.082cm" draw:stroke-linejoin="round" draw:fill="solid" draw:fill-color="#808080"/>
    </style:style>
    <style:style style:name="gr34" style:family="graphic" style:parent-style-name="standard">
      <style:graphic-properties draw:stroke="solid" svg:stroke-width="0.02cm" svg:stroke-color="#000000" draw:marker-start-width="0.045cm" draw:marker-end-width="0.045cm" draw:stroke-linejoin="round" draw:fill="none" fo:padding-top="0.135cm" fo:padding-bottom="0.135cm" fo:padding-left="0.26cm" fo:padding-right="0.26cm"/>
    </style:style>
    <style:style style:name="gr35" style:family="graphic" style:parent-style-name="standard">
      <style:graphic-properties draw:stroke="none" svg:stroke-width="0.082cm" draw:stroke-linejoin="round" draw:fill="solid" draw:fill-color="#000000" draw:textarea-horizontal-align="center" draw:textarea-vertical-align="middle"/>
    </style:style>
    <style:style style:name="gr36" style:family="graphic" style:parent-style-name="standard">
      <style:graphic-properties draw:stroke="none" draw:fill-color="#ffffff" draw:textarea-horizontal-align="justify" draw:textarea-vertical-align="middle" draw:auto-grow-height="false" fo:min-height="0.084cm" fo:min-width="0cm" style:protect="size"/>
    </style:style>
    <style:style style:name="gr37" style:family="graphic" style:parent-style-name="standard">
      <style:graphic-properties draw:stroke="none" draw:fill-color="#ffffff" draw:textarea-horizontal-align="justify" draw:textarea-vertical-align="middle" draw:auto-grow-height="false" fo:min-height="0.75cm" fo:min-width="0.5cm" style:protect="size"/>
    </style:style>
    <style:style style:name="gr38" style:family="graphic" style:parent-style-name="standard">
      <style:graphic-properties draw:stroke="none" draw:fill-color="#ffffff" draw:textarea-horizontal-align="justify" draw:textarea-vertical-align="middle" draw:auto-grow-height="false" fo:min-height="0.456cm" fo:min-width="20.181cm"/>
    </style:style>
    <style:style style:name="P1" style:family="paragraph">
      <loext:graphic-properties draw:fill-color="#ff3300"/>
      <style:paragraph-properties fo:text-align="center"/>
    </style:style>
    <style:style style:name="P2" style:family="paragraph">
      <loext:graphic-properties draw:fill="solid" draw:fill-color="#ff3300"/>
      <style:paragraph-properties fo:text-align="center"/>
    </style:style>
    <style:style style:name="P3" style:family="paragraph">
      <loext:graphic-properties draw:fill-color="#ffffff"/>
      <style:paragraph-properties fo:text-align="center"/>
    </style:style>
    <style:style style:name="P4" style:family="paragraph">
      <loext:graphic-properties draw:fill="solid" draw:fill-color="#ffff66"/>
      <style:paragraph-properties fo:text-align="center"/>
    </style:style>
    <style:style style:name="P5" style:family="paragraph">
      <loext:graphic-properties draw:fill="solid" draw:fill-color="#ffffff"/>
      <style:paragraph-properties fo:text-align="center"/>
    </style:style>
    <style:style style:name="P6" style:family="paragraph">
      <loext:graphic-properties draw:fill="none"/>
      <style:text-properties fo:color="#ffffff"/>
    </style:style>
    <style:style style:name="P7" style:family="paragraph">
      <style:paragraph-properties fo:text-align="center"/>
    </style:style>
    <style:style style:name="P8" style:family="paragraph">
      <loext:graphic-properties draw:fill="none" draw:fill-color="#ffffff"/>
      <style:text-properties fo:color="#ff3300" fo:font-size="12pt" fo:font-weight="bold" style:font-size-asian="12pt" style:font-weight-asian="bold" style:font-size-complex="12pt" style:font-weight-complex="bold"/>
    </style:style>
    <style:style style:name="P9" style:family="paragraph">
      <loext:graphic-properties draw:fill="solid" draw:fill-color="#ffff00"/>
      <style:paragraph-properties fo:text-align="center"/>
    </style:style>
    <style:style style:name="P10" style:family="paragraph">
      <loext:graphic-properties draw:fill="solid" draw:fill-color="#000000" draw:opacity="100%"/>
      <style:paragraph-properties fo:text-align="center"/>
    </style:style>
    <style:style style:name="P11" style:family="paragraph">
      <loext:graphic-properties draw:fill="none" draw:fill-color="#ffffff"/>
      <style:text-properties fo:color="#ffffff" fo:font-size="11pt" style:font-size-asian="11pt" style:font-size-complex="11pt"/>
    </style:style>
    <style:style style:name="P12" style:family="paragraph">
      <loext:graphic-properties draw:fill="solid" draw:fill-color="#000000"/>
      <style:paragraph-properties fo:text-align="center"/>
      <style:text-properties style:font-name="DejaVu Sans1"/>
    </style:style>
    <style:style style:name="P13" style:family="paragraph">
      <loext:graphic-properties draw:fill="none"/>
    </style:style>
    <style:style style:name="P14" style:family="paragraph">
      <loext:graphic-properties draw:fill="solid" draw:fill-color="#b2b2b2"/>
    </style:style>
    <style:style style:name="P15" style:family="paragraph">
      <loext:graphic-properties draw:fill="solid" draw:fill-color="#ffffff"/>
    </style:style>
    <style:style style:name="P16" style:family="paragraph">
      <loext:graphic-properties draw:fill="solid" draw:fill-color="#000000"/>
    </style:style>
    <style:style style:name="P17" style:family="paragraph">
      <loext:graphic-properties draw:fill="solid" draw:fill-color="#808080"/>
    </style:style>
    <style:style style:name="P18" style:family="paragraph">
      <loext:graphic-properties draw:fill="solid" draw:fill-color="#000000"/>
      <style:paragraph-properties fo:text-align="center"/>
    </style:style>
    <style:style style:name="T1" style:family="text">
      <style:text-properties fo:color="#ffffff"/>
    </style:style>
    <style:style style:name="T2" style:family="text">
      <style:text-properties fo:color="#ff3300" fo:font-size="12pt" fo:font-weight="bold" style:font-size-asian="12pt" style:font-weight-asian="bold" style:font-size-complex="12pt" style:font-weight-complex="bold"/>
    </style:style>
    <style:style style:name="T3" style:family="text">
      <style:text-properties fo:color="#ffffff"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0.098cm" svg:height="26.167cm" svg:x="5.386cm" svg:y="1.588cm">
          <text:p/>
          <draw:enhanced-geometry svg:viewBox="0 0 21600 21600" draw:mirror-horizontal="true" draw:mirror-vertical="false" draw:type="rectangle" draw:enhanced-path="M 0 0 L 21600 0 21600 21600 0 21600 0 0 Z N"/>
        </draw:custom-shape>
        <draw:custom-shape draw:style-name="gr2" draw:text-style-name="P2" draw:layer="layout" svg:width="21cm" svg:height="1.455cm" svg:x="0cm" svg:y="27.649cm">
          <text:p/>
          <draw:enhanced-geometry svg:viewBox="0 0 21600 21600" draw:mirror-horizontal="false" draw:mirror-vertical="false" draw:type="rectangle" draw:enhanced-path="M 0 0 L 21600 0 21600 21600 0 21600 0 0 Z N"/>
        </draw:custom-shape>
        <draw:custom-shape draw:style-name="gr3" draw:text-style-name="P3" draw:layer="layout" svg:width="0.537cm" svg:height="3.296cm" draw:transform="rotate (1.5707963267949) translate (3.583cm 17.632cm)">
          <text:p/>
          <draw:enhanced-geometry svg:viewBox="0 0 21600 21600" draw:type="rectangle" draw:enhanced-path="M 0 0 L 21600 0 21600 21600 0 21600 0 0 Z N"/>
        </draw:custom-shape>
        <draw:custom-shape draw:style-name="gr4" draw:text-style-name="P2" draw:layer="layout" svg:width="21cm" svg:height="1.899cm" svg:x="0cm" svg:y="0cm">
          <text:p/>
          <draw:enhanced-geometry svg:viewBox="0 0 21600 21600" draw:mirror-horizontal="false" draw:mirror-vertical="false" draw:type="rectangle" draw:enhanced-path="M 0 0 L 21600 0 21600 21600 0 21600 0 0 Z N"/>
        </draw:custom-shape>
        <draw:g>
          <draw:g>
            <draw:custom-shape draw:style-name="gr5" draw:text-style-name="P3" draw:layer="layout" svg:width="1.963cm" svg:height="1.998cm" svg:x="10.119cm" svg:y="2.365cm">
              <text:p/>
              <draw:enhanced-geometry svg:viewBox="0 0 21600 21600" draw:type="rectangle" draw:enhanced-path="M 0 0 L 21600 0 21600 21600 0 21600 0 0 Z N"/>
            </draw:custom-shape>
            <draw:path draw:style-name="gr6" draw:text-style-name="P2" draw:layer="layout" svg:width="1.597cm" svg:height="1.764cm" svg:x="10.302cm" svg:y="2.485cm" svg:viewBox="0 0 1598 1765" svg:d="M486 305l300-299 6-6 305 305h-38v183h1l152 153v-537h28v564l353 354h-54v743h-1473v-743h-66l531-531v-186zM583 463h112v-121h-112zM741 463h112v-121h-112zM899 463h112v-121h-112zM124 1562h273v-469h-273zM532 1734h551v-471h-551zM1202 1555h273v-472h-273zM674 951h236v-227c0 0 0-1 0-3 0-58-51-104-118-104-68 0-118 46-118 104 0 3 0 6 0 8zM1251 195c50-17 126-52 161-5 43 57 96 22 118 105 18 96 110 216 44 193-122-43-108 8-158-26-46-31-118-104-161 3l-7-87z">
              <text:p/>
            </draw:path>
          </draw:g>
          <draw:custom-shape draw:style-name="gr7" draw:text-style-name="P4" draw:layer="layout" svg:width="0.169cm" svg:height="0.12cm" svg:x="11.516cm" svg:y="3.606cm">
            <text:p/>
            <draw:enhanced-geometry svg:viewBox="0 0 21600 21600" draw:type="rectangle" draw:enhanced-path="M 0 0 L 21600 0 21600 21600 0 21600 0 0 Z N"/>
          </draw:custom-shape>
          <draw:custom-shape draw:style-name="gr7" draw:text-style-name="P4" draw:layer="layout" svg:width="0.224cm" svg:height="0.088cm" svg:x="10.446cm" svg:y="3.953cm">
            <text:p/>
            <draw:enhanced-geometry svg:viewBox="0 0 21600 21600" draw:type="rectangle" draw:enhanced-path="M 0 0 L 21600 0 21600 21600 0 21600 0 0 Z N"/>
          </draw:custom-shape>
          <draw:custom-shape draw:style-name="gr8" draw:text-style-name="P4" draw:layer="layout" svg:width="0.173cm" svg:height="0.379cm" svg:x="10.933cm" svg:y="3.804cm">
            <text:p/>
            <draw:enhanced-geometry svg:viewBox="0 0 21600 21600" draw:type="rectangle" draw:enhanced-path="M 0 0 L 21600 0 21600 21600 0 21600 0 0 Z N"/>
          </draw:custom-shape>
          <draw:custom-shape draw:style-name="gr9" draw:text-style-name="P2" draw:layer="layout" svg:width="0.108cm" svg:height="0.446cm" svg:x="10.845cm" svg:y="3.765cm">
            <text:p/>
            <draw:enhanced-geometry svg:viewBox="0 0 21600 21600" draw:type="rectangle" draw:enhanced-path="M 0 0 L 21600 0 21600 21600 0 21600 0 0 Z N"/>
          </draw:custom-shape>
          <draw:custom-shape draw:style-name="gr7" draw:text-style-name="P4" draw:layer="layout" svg:width="0.215cm" svg:height="0.195cm" svg:x="11.137cm" svg:y="3.78cm">
            <text:p/>
            <draw:enhanced-geometry svg:viewBox="0 0 21600 21600" draw:type="rectangle" draw:enhanced-path="M 0 0 L 21600 0 21600 21600 0 21600 0 0 Z N"/>
          </draw:custom-shape>
          <draw:custom-shape draw:style-name="gr10" draw:text-style-name="P4" draw:layer="layout" svg:width="0.115cm" svg:height="0.276cm" svg:x="11.634cm" svg:y="3.737cm">
            <text:p/>
            <draw:enhanced-geometry svg:viewBox="0 0 21600 21600" draw:type="rectangle" draw:enhanced-path="M 0 0 L 21600 0 21600 21600 0 21600 0 0 Z N"/>
          </draw:custom-shape>
          <draw:custom-shape draw:style-name="gr7" draw:text-style-name="P4" draw:layer="layout" svg:width="0.106cm" svg:height="0.218cm" svg:x="10.985cm" svg:y="3.204cm">
            <text:p/>
            <draw:enhanced-geometry svg:viewBox="0 0 21600 21600" draw:type="rectangle" draw:enhanced-path="M 0 0 L 21600 0 21600 21600 0 21600 0 0 Z N"/>
          </draw:custom-shape>
          <draw:custom-shape draw:style-name="gr11" draw:text-style-name="P4" draw:layer="layout" svg:width="0.069cm" svg:height="0.308cm" svg:x="10.452cm" svg:y="3.619cm">
            <text:p/>
            <draw:enhanced-geometry svg:viewBox="0 0 21600 21600" draw:type="rectangle" draw:enhanced-path="M 0 0 L 21600 0 21600 21600 0 21600 0 0 Z N"/>
          </draw:custom-shape>
          <draw:custom-shape draw:style-name="gr12" draw:text-style-name="P4" draw:layer="layout" svg:width="0.112cm" svg:height="0.307cm" svg:x="10.554cm" svg:y="3.619cm">
            <text:p/>
            <draw:enhanced-geometry svg:viewBox="0 0 21600 21600" draw:type="rectangle" draw:enhanced-path="M 0 0 L 21600 0 21600 21600 0 21600 0 0 Z N"/>
          </draw:custom-shape>
          <draw:custom-shape draw:style-name="gr7" draw:text-style-name="P4" draw:layer="layout" svg:width="0.073cm" svg:height="0.219cm" svg:x="11.12cm" svg:y="3.206cm">
            <text:p/>
            <draw:enhanced-geometry svg:viewBox="0 0 21600 21600" draw:type="rectangle" draw:enhanced-path="M 0 0 L 21600 0 21600 21600 0 21600 0 0 Z N"/>
          </draw:custom-shape>
          <draw:custom-shape draw:style-name="gr13" draw:text-style-name="P2" draw:layer="layout" svg:width="0.224cm" svg:height="0.171cm" svg:x="11.132cm" svg:y="4.005cm">
            <text:p/>
            <draw:enhanced-geometry svg:viewBox="0 0 21600 21600" draw:type="rectangle" draw:enhanced-path="M 0 0 L 21600 0 21600 21600 0 21600 0 0 Z N"/>
          </draw:custom-shape>
          <draw:custom-shape draw:style-name="gr10" draw:text-style-name="P4" draw:layer="layout" svg:width="0.117cm" svg:height="0.276cm" svg:x="11.502cm" svg:y="3.737cm">
            <text:p/>
            <draw:enhanced-geometry svg:viewBox="0 0 21600 21600" draw:type="rectangle" draw:enhanced-path="M 0 0 L 21600 0 21600 21600 0 21600 0 0 Z N"/>
          </draw:custom-shape>
          <draw:custom-shape draw:style-name="gr7" draw:text-style-name="P4" draw:layer="layout" svg:width="0.099cm" svg:height="0.095cm" svg:x="10.903cm" svg:y="2.839cm">
            <text:p/>
            <draw:enhanced-geometry svg:viewBox="0 0 21600 21600" draw:type="rectangle" draw:enhanced-path="M 0 0 L 21600 0 21600 21600 0 21600 0 0 Z N"/>
          </draw:custom-shape>
          <draw:custom-shape draw:style-name="gr7" draw:text-style-name="P4" draw:layer="layout" svg:width="0.089cm" svg:height="0.095cm" svg:x="11.062cm" svg:y="2.839cm">
            <text:p/>
            <draw:enhanced-geometry svg:viewBox="0 0 21600 21600" draw:type="rectangle" draw:enhanced-path="M 0 0 L 21600 0 21600 21600 0 21600 0 0 Z N"/>
          </draw:custom-shape>
          <draw:custom-shape draw:style-name="gr7" draw:text-style-name="P4" draw:layer="layout" svg:width="0.084cm" svg:height="0.095cm" svg:x="11.232cm" svg:y="2.839cm">
            <text:p/>
            <draw:enhanced-geometry svg:viewBox="0 0 21600 21600" draw:type="rectangle" draw:enhanced-path="M 0 0 L 21600 0 21600 21600 0 21600 0 0 Z N"/>
          </draw:custom-shape>
        </draw:g>
        <draw:custom-shape draw:style-name="gr14" draw:text-style-name="P1" draw:layer="layout" svg:width="2.141cm" svg:height="10.832cm" svg:x="3.344cm" svg:y="4.586cm">
          <text:p/>
          <draw:enhanced-geometry svg:viewBox="0 0 21600 21600" draw:mirror-horizontal="false" draw:mirror-vertical="false" draw:type="rectangle" draw:enhanced-path="M 0 0 L 21600 0 21600 21600 0 21600 0 0 Z N"/>
        </draw:custom-shape>
        <draw:g>
          <draw:path draw:style-name="gr15" draw:text-style-name="P5" draw:layer="layout" svg:width="1.648cm" svg:height="1.844cm" svg:x="3.481cm" svg:y="4.839cm" svg:viewBox="0 0 1649 1845" svg:d="M1649 169v254c-93-76-193-132-298-169-106-38-218-56-336-56-234 0-413 62-537 186s-186 304-186 539c0 234 62 414 186 538s303 186 537 186c118 0 230-18 336-56 105-37 205-93 298-169v252c-97 57-200 100-308 128-108 29-222 43-343 43-309 0-553-82-731-247s-267-390-267-675c0-286 89-511 267-676s422-247 731-247c123 0 238 14 346 42s210 71 305 127z">
            <text:p/>
          </draw:path>
          <draw:path draw:style-name="gr15" draw:text-style-name="P5" draw:layer="layout" svg:width="1.557cm" svg:height="1.776cm" svg:x="5.565cm" svg:y="4.872cm" svg:viewBox="0 0 1558 1777" svg:d="M0 0c92 0 184 0 277 0 0 242 0 485 0 727 335 0 670 0 1005 0 0-242 0-485 0-727 92 0 184 0 276 0 0 592 0 1185 0 1777-92 0-184 0-276 0 0-282 0-565 0-847-335 0-670 0-1005 0 0 282 0 565 0 847-93 0-185 0-277 0 0-592 0-1185 0-1777z">
            <text:p/>
          </draw:path>
          <draw:path draw:style-name="gr15" draw:text-style-name="P5" draw:layer="layout" svg:width="1.872cm" svg:height="1.777cm" svg:x="7.423cm" svg:y="4.872cm" svg:viewBox="0 0 1873 1778" svg:d="M937 237c-125 295-251 590-376 884 251 0 502 0 752 0-125-294-251-589-376-884zM781 0c104 0 209 0 313 0 260 593 520 1185 779 1778-96 0-191 0-287 0-62-152-124-304-186-457-308 0-615 0-922 0-62 153-124 305-186 457-98 0-195 0-292 0 260-593 520-1185 781-1778z">
            <text:p/>
          </draw:path>
          <draw:path draw:style-name="gr15" draw:text-style-name="P5" draw:layer="layout" svg:width="1.546cm" svg:height="1.776cm" svg:x="9.601cm" svg:y="4.872cm" svg:viewBox="0 0 1547 1777" svg:d="M0 0c124 0 248 0 372 0 303 496 605 991 907 1487 0-496 0-991 0-1487 89 0 179 0 268 0 0 592 0 1185 0 1777-124 0-248 0-372 0-302-495-604-991-907-1487 0 496 0 992 0 1487-89 0-179 0-268 0 0-592 0-1185 0-1777z">
            <text:p/>
          </draw:path>
          <draw:path draw:style-name="gr15" draw:text-style-name="P5" draw:layer="layout" svg:width="1.785cm" svg:height="1.844cm" svg:x="11.577cm" svg:y="4.839cm" svg:viewBox="0 0 1786 1845" svg:d="M1512 1557v-477h-452v-198h726v763c-107 66-225 116-354 149-128 34-266 51-412 51-319 0-569-81-750-244-180-162-270-388-270-678 0-291 90-517 270-679 181-163 431-244 750-244 134 0 260 14 380 43 120 28 231 70 332 126v256c-102-75-211-132-326-170s-236-57-362-57c-251 0-439 60-564 182-126 121-188 302-188 543 0 240 62 421 188 542 125 122 313 182 564 182 97 0 184-7 261-22 77-14 146-37 207-68z">
            <text:p/>
          </draw:path>
          <draw:path draw:style-name="gr15" draw:text-style-name="P5" draw:layer="layout" svg:width="0.276cm" svg:height="1.776cm" svg:x="13.864cm" svg:y="4.872cm" svg:viewBox="0 0 277 1777" svg:d="M0 0c92 0 184 0 277 0 0 592 0 1185 0 1777-93 0-185 0-277 0 0-592 0-1185 0-1777z">
            <text:p/>
          </draw:path>
          <draw:path draw:style-name="gr15" draw:text-style-name="P5" draw:layer="layout" svg:width="1.546cm" svg:height="1.776cm" svg:x="14.685cm" svg:y="4.872cm" svg:viewBox="0 0 1547 1777" svg:d="M0 0c124 0 248 0 372 0 303 496 605 991 907 1487 0-496 0-991 0-1487 89 0 179 0 268 0 0 592 0 1185 0 1777-124 0-248 0-372 0-302-495-604-991-907-1487 0 496 0 992 0 1487-89 0-179 0-268 0 0-592 0-1185 0-1777z">
            <text:p/>
          </draw:path>
          <draw:path draw:style-name="gr15" draw:text-style-name="P5" draw:layer="layout" svg:width="1.785cm" svg:height="1.844cm" svg:x="16.665cm" svg:y="4.839cm" svg:viewBox="0 0 1786 1845" svg:d="M1512 1557v-477h-452v-198h726v763c-107 66-225 116-354 149-128 34-266 51-412 51-319 0-569-81-750-244-180-162-270-388-270-678 0-291 90-517 270-679 181-163 431-244 750-244 134 0 260 14 380 43 120 28 231 70 332 126v256c-102-75-211-132-326-170s-236-57-362-57c-251 0-439 60-564 182-126 121-188 302-188 543 0 240 62 421 188 542 125 122 313 182 564 182 97 0 184-7 261-22 77-14 146-37 207-68z">
            <text:p/>
          </draw:path>
        </draw:g>
        <draw:g>
          <draw:path draw:style-name="gr15" draw:text-style-name="P5" draw:layer="layout" svg:width="1.692cm" svg:height="2.233cm" svg:x="3.495cm" svg:y="7.302cm" svg:viewBox="0 0 1693 2234" svg:d="M1693 205v307c-95-91-197-160-306-205-108-45-223-68-345-68-240 0-424 76-551 226-128 151-191 368-191 653 0 283 63 500 191 651 127 150 311 226 551 226 122 0 237-23 345-68 109-45 211-114 306-205v304c-99 70-204 121-315 156s-229 52-353 52c-318 0-568-100-751-299-183-200-274-472-274-817 0-346 91-619 274-819 183-199 433-299 751-299 126 0 244 17 355 51 112 34 216 85 313 154z">
            <text:p/>
          </draw:path>
          <draw:path draw:style-name="gr15" draw:text-style-name="P5" draw:layer="layout" svg:width="1.923cm" svg:height="2.152cm" svg:x="5.375cm" svg:y="7.341cm" svg:viewBox="0 0 1924 2153" svg:d="M962 287c-128 357-257 714-385 1071 257 0 514 0 772 0-129-357-258-714-387-1071zM802 0c107 0 214 0 322 0 267 718 533 1435 800 2153-98 0-197 0-295 0-64-185-128-369-192-553-315 0-631 0-946 0-64 184-128 368-191 553-100 0-200 0-300 0 267-718 534-1435 802-2153z">
            <text:p/>
          </draw:path>
          <draw:path draw:style-name="gr15" draw:text-style-name="P5" draw:layer="layout" svg:width="1.588cm" svg:height="2.151cm" svg:x="7.613cm" svg:y="7.342cm" svg:viewBox="0 0 1589 2152" svg:d="M0 0c128 0 255 0 383 0 310 600 620 1200 931 1800 0-600 0-1200 0-1800 92 0 183 0 275 0 0 717 0 1435 0 2152-127 0-255 0-382 0-311-600-621-1200-931-1800 0 600 0 1200 0 1800-92 0-184 0-276 0 0-717 0-1435 0-2152z">
            <text:p/>
          </draw:path>
          <draw:path draw:style-name="gr15" draw:text-style-name="P5" draw:layer="layout" svg:width="1.923cm" svg:height="2.152cm" svg:x="9.503cm" svg:y="7.341cm" svg:viewBox="0 0 1924 2153" svg:d="M962 287c-128 357-257 714-385 1071 257 0 514 0 772 0-129-357-258-714-387-1071zM802 0c107 0 214 0 322 0 267 718 533 1435 800 2153-98 0-197 0-295 0-64-185-128-369-192-553-315 0-631 0-946 0-64 184-128 368-191 553-100 0-200 0-300 0 267-718 534-1435 802-2153z">
            <text:p/>
          </draw:path>
          <draw:path draw:style-name="gr15" draw:text-style-name="P5" draw:layer="layout" svg:width="1.764cm" svg:height="2.152cm" svg:x="11.741cm" svg:y="7.341cm" svg:viewBox="0 0 1765 2153" svg:d="M284 239v1675h343c290 0 502-68 637-202 134-135 202-347 202-638 0-288-68-499-202-633-135-135-347-202-637-202zM0 0h584c407 0 705 87 896 260 190 174 285 445 285 814 0 371-96 644-287 818s-489 261-894 261h-584z">
            <text:p/>
          </draw:path>
          <draw:path draw:style-name="gr15" draw:text-style-name="P5" draw:layer="layout" svg:width="0.283cm" svg:height="2.151cm" svg:x="13.968cm" svg:y="7.342cm" svg:viewBox="0 0 284 2152" svg:d="M0 0c95 0 189 0 284 0 0 717 0 1435 0 2152-95 0-189 0-284 0 0-717 0-1435 0-2152z">
            <text:p/>
          </draw:path>
          <draw:path draw:style-name="gr15" draw:text-style-name="P5" draw:layer="layout" svg:width="1.923cm" svg:height="2.152cm" svg:x="14.551cm" svg:y="7.341cm" svg:viewBox="0 0 1924 2153" svg:d="M962 287c-128 357-257 714-385 1071 257 0 514 0 772 0-129-357-258-714-387-1071zM802 0c107 0 214 0 322 0 267 718 533 1435 800 2153-98 0-197 0-295 0-64-185-128-369-192-553-315 0-631 0-946 0-64 184-128 368-191 553-100 0-200 0-300 0 267-718 534-1435 802-2153z">
            <text:p/>
          </draw:path>
          <draw:path draw:style-name="gr15" draw:text-style-name="P5" draw:layer="layout" svg:width="1.588cm" svg:height="2.151cm" svg:x="16.789cm" svg:y="7.342cm" svg:viewBox="0 0 1589 2152" svg:d="M0 0c128 0 255 0 383 0 310 600 620 1200 931 1800 0-600 0-1200 0-1800 92 0 183 0 275 0 0 717 0 1435 0 2152-127 0-255 0-382 0-311-600-621-1200-931-1800 0 600 0 1200 0 1800-92 0-184 0-276 0 0-717 0-1435 0-2152z">
            <text:p/>
          </draw:path>
        </draw:g>
        <draw:g>
          <draw:path draw:style-name="gr15" draw:text-style-name="P5" draw:layer="layout" svg:width="1.623cm" svg:height="4.401cm" svg:x="3.548cm" svg:y="10.079cm" svg:viewBox="0 0 1624 4402" svg:d="M1485 216v560c-119-104-230-182-335-233-106-51-207-77-305-77-170 0-301 61-393 182s-138 294-138 517c0 188 30 329 92 425 61 96 177 173 348 232l188 71c233 81 405 225 516 430 110 206 166 481 166 826 0 411-75 723-225 935s-370 318-659 318c-109 0-225-23-348-68s-251-113-383-202v-591c127 131 251 229 373 296 121 66 241 99 358 99 178 0 316-64 413-193 96-129 145-313 145-551 0-209-35-372-104-489-70-118-184-206-343-265l-190-68c-233-85-401-219-505-400-104-182-156-435-156-759 0-375 72-671 216-887 143-216 341-324 594-324 108 0 218 18 330 54 113 36 227 90 345 162z">
            <text:p/>
          </draw:path>
          <draw:path draw:style-name="gr15" draw:text-style-name="P5" draw:layer="layout" svg:width="1.859cm" svg:height="4.402cm" svg:x="5.521cm" svg:y="10.078cm" svg:viewBox="0 0 1860 4403" svg:d="M1860 403v606c-105-180-217-315-336-404s-245-133-379-133c-264 0-466 148-606 445-140 296-210 725-210 1286 0 559 70 987 210 1283 140 297 342 445 606 445 134 0 260-44 379-133s231-224 336-404v600c-109 136-225 239-347 307s-251 102-387 102c-349 0-624-197-825-590s-301-930-301-1610c0-682 100-1220 301-1613s476-590 825-590c138 0 268 34 390 101s237 168 344 302z">
            <text:p/>
          </draw:path>
          <draw:path draw:style-name="gr15" draw:text-style-name="P5" draw:layer="layout" svg:width="1.757cm" svg:height="4.241cm" svg:x="7.871cm" svg:y="10.157cm" svg:viewBox="0 0 1758 4242" svg:d="M0 0c104 0 208 0 312 0 0 579 0 1157 0 1736 378 0 756 0 1134 0 0-579 0-1157 0-1736 104 0 208 0 312 0 0 1414 0 2828 0 4242-104 0-208 0-312 0 0-675 0-1349 0-2023-378 0-756 0-1134 0 0 674 0 1348 0 2023-104 0-208 0-312 0 0-1414 0-2828 0-4242z">
            <text:p/>
          </draw:path>
          <draw:path draw:style-name="gr15" draw:text-style-name="P5" draw:layer="layout" svg:width="2.134cm" svg:height="4.401cm" svg:x="10.12cm" svg:y="10.079cm" svg:viewBox="0 0 2135 4402" svg:d="M1069 466c-226 0-406 155-540 466-133 311-200 734-200 1271 0 534 67 956 200 1267 134 311 314 466 540 466 227 0 406-155 539-466 132-311 198-733 198-1267 0-537-66-960-198-1271-133-311-312-466-539-466zM1069 0c324 0 582 199 776 598 193 399 290 934 290 1605 0 668-97 1202-290 1601-194 399-452 598-776 598s-584-199-778-597c-194-397-291-932-291-1602 0-671 97-1206 291-1605s454-598 778-598z">
            <text:p/>
          </draw:path>
          <draw:path draw:style-name="gr15" draw:text-style-name="P5" draw:layer="layout" svg:width="2.134cm" svg:height="4.401cm" svg:x="12.611cm" svg:y="10.079cm" svg:viewBox="0 0 2135 4402" svg:d="M1069 466c-226 0-406 155-540 466-133 311-200 734-200 1271 0 534 67 956 200 1267 134 311 314 466 540 466 227 0 406-155 539-466 132-311 198-733 198-1267 0-537-66-960-198-1271-133-311-312-466-539-466zM1069 0c324 0 582 199 776 598 193 399 290 934 290 1605 0 668-97 1202-290 1601-194 399-452 598-776 598s-584-199-778-597c-194-397-291-932-291-1602 0-671 97-1206 291-1605s454-598 778-598z">
            <text:p/>
          </draw:path>
          <draw:path draw:style-name="gr15" draw:text-style-name="P5" draw:layer="layout" svg:width="1.434cm" svg:height="4.242cm" svg:x="15.231cm" svg:y="10.156cm" svg:viewBox="0 0 1435 4243" svg:d="M0 0c104 0 208 0 312 0 0 1253 0 2507 0 3760 374 0 749 0 1123 0 0 161 0 322 0 483-478 0-957 0-1435 0 0-1414 0-2829 0-4243z">
            <text:p/>
          </draw:path>
          <draw:path draw:style-name="gr15" draw:text-style-name="P5" draw:layer="layout" svg:width="1.623cm" svg:height="4.401cm" svg:x="16.903cm" svg:y="10.079cm" svg:viewBox="0 0 1624 4402" svg:d="M1485 216v560c-119-104-230-182-335-233-106-51-207-77-305-77-170 0-301 61-393 182s-138 294-138 517c0 188 30 329 92 425 61 96 177 173 348 232l188 71c233 81 405 225 516 430 110 206 166 481 166 826 0 411-75 723-225 935s-370 318-659 318c-109 0-225-23-348-68s-251-113-383-202v-591c127 131 251 229 373 296 121 66 241 99 358 99 178 0 316-64 413-193 96-129 145-313 145-551 0-209-35-372-104-489-70-118-184-206-343-265l-190-68c-233-85-401-219-505-400-104-182-156-435-156-759 0-375 72-671 216-887 143-216 341-324 594-324 108 0 218 18 330 54 113 36 227 90 345 162z">
            <text:p/>
          </draw:path>
        </draw:g>
        <draw:custom-shape draw:style-name="gr16" draw:text-style-name="P2" draw:layer="layout" svg:width="15.882cm" svg:height="0.265cm" svg:x="2.598cm" svg:y="15.201cm">
          <text:p/>
          <draw:enhanced-geometry svg:viewBox="0 0 21600 21600" draw:mirror-horizontal="false" draw:mirror-vertical="false" draw:type="rectangle" draw:enhanced-path="M 0 0 L 21600 0 21600 21600 0 21600 0 0 Z N"/>
        </draw:custom-shape>
        <draw:g>
          <draw:path draw:style-name="gr15" draw:text-style-name="P5" draw:layer="layout" svg:width="0.354cm" svg:height="0.578cm" svg:x="3.652cm" svg:y="15.854cm" svg:viewBox="0 0 355 579" svg:d="M74 64v218h94c34 0 61-10 80-28 19-19 28-46 28-81s-9-61-28-80-46-29-80-29zM0 0h168c61 0 108 15 139 44 32 29 48 72 48 129s-16 100-48 130c-31 29-78 43-139 43h-94v233h-74z">
            <text:p/>
          </draw:path>
          <draw:path draw:style-name="gr15" draw:text-style-name="P5" draw:layer="layout" svg:width="0.381cm" svg:height="0.455cm" svg:x="4.042cm" svg:y="15.988cm" svg:viewBox="0 0 382 456" svg:d="M382 210v35h-311c3 49 17 87 42 112 25 26 60 39 105 39 26 0 51-4 75-10 25-7 49-17 73-30v67c-24 11-49 19-75 25-25 6-51 8-77 8-66 0-118-20-156-60-39-40-58-95-58-164 0-71 18-128 55-169 36-42 85-63 147-63 55 0 99 19 131 57 33 37 49 88 49 153zM314 190c0-40-11-71-31-94-20-24-47-35-80-35-38 0-68 11-91 33-23 23-36 55-39 96z">
            <text:p/>
          </draw:path>
          <draw:path draw:style-name="gr15" draw:text-style-name="P5" draw:layer="layout" svg:width="0.24cm" svg:height="0.444cm" svg:x="4.531cm" svg:y="15.988cm" svg:viewBox="0 0 241 445" svg:d="M241 77c-7-4-16-8-25-10-8-2-18-3-29-3-38 0-68 13-88 39-21 26-31 64-31 113v229h-68v-435h68v68c14-26 33-46 56-59 22-13 50-19 83-19 4 0 10 0 15 1 6 1 12 2 19 3z">
            <text:p/>
          </draw:path>
          <draw:path draw:style-name="gr15" draw:text-style-name="P5" draw:layer="layout" svg:width="0.314cm" svg:height="0.455cm" svg:x="4.815cm" svg:y="15.988cm" svg:viewBox="0 0 315 456" svg:d="M293 23v68c-19-11-39-18-60-23-20-6-42-8-64-8-33 0-59 5-75 16-17 11-26 27-26 49 0 17 6 30 18 39s37 18 73 27l23 5c48 11 82 27 103 46 20 20 30 48 30 83 0 41-15 73-46 96-30 24-71 35-124 35-23 0-46-2-69-6-24-5-50-12-76-21v-74c25 14 50 24 74 31s48 11 72 11c32 0 56-6 74-18 17-11 25-27 25-48 0-20-6-35-18-45-13-10-40-20-82-30l-23-6c-42-9-72-23-91-43-19-19-28-45-28-79 0-41 14-72 41-95 28-22 67-33 117-33 25 0 49 2 71 6s42 10 61 17z">
            <text:p/>
          </draw:path>
          <draw:path draw:style-name="gr15" draw:text-style-name="P5" draw:layer="layout" svg:width="0.368cm" svg:height="0.609cm" svg:x="5.234cm" svg:y="15.988cm" svg:viewBox="0 0 369 610" svg:d="M68 380v230h-68v-600h68v66c14-25 32-45 54-57 22-13 48-19 78-19 50 0 90 21 122 63 31 42 47 97 47 165s-16 123-47 165c-32 42-72 63-122 63-30 0-56-6-78-19-22-12-40-31-54-57zM298 228c0-52-10-94-30-123-21-30-49-45-85-45s-64 15-84 45c-21 29-31 71-31 123 0 53 10 94 31 124 20 29 48 44 84 44s64-15 85-44c20-30 30-71 30-124z">
            <text:p/>
          </draw:path>
          <draw:path draw:style-name="gr15" draw:text-style-name="P5" draw:layer="layout" svg:width="0.381cm" svg:height="0.455cm" svg:x="5.684cm" svg:y="15.988cm" svg:viewBox="0 0 382 456" svg:d="M382 210v35h-311c3 49 17 87 42 112 25 26 60 39 105 39 26 0 51-4 75-10 25-7 49-17 73-30v67c-24 11-49 19-75 25-25 6-51 8-77 8-66 0-118-20-156-60-39-40-58-95-58-164 0-71 18-128 55-169 36-42 85-63 147-63 55 0 99 19 131 57 33 37 49 88 49 153zM314 190c0-40-11-71-31-94-20-24-47-35-80-35-38 0-68 11-91 33-23 23-36 55-39 96z">
            <text:p/>
          </draw:path>
          <draw:path draw:style-name="gr15" draw:text-style-name="P5" draw:layer="layout" svg:width="0.325cm" svg:height="0.455cm" svg:x="6.146cm" svg:y="15.988cm" svg:viewBox="0 0 326 456" svg:d="M326 27v67c-19-11-38-20-58-25-19-6-38-8-58-8-44 0-78 14-102 44-24 29-37 70-37 123s13 94 37 124c24 29 58 44 102 44 20 0 39-3 58-8 20-6 39-14 58-26v66c-19 10-39 17-59 21-20 5-41 7-64 7-62 0-112-20-148-61-37-41-55-97-55-167 0-71 18-126 55-167s88-61 152-61c21 0 41 2 61 7 20 4 39 11 58 20z">
            <text:p/>
          </draw:path>
          <draw:path draw:style-name="gr15" draw:text-style-name="P5" draw:layer="layout" svg:width="0.256cm" svg:height="0.557cm" svg:x="6.537cm" svg:y="15.875cm" svg:viewBox="0 0 257 558" svg:d="M118 0v124h139v55h-139v236c0 36 4 58 14 68 9 11 27 16 56 16h69v59h-69c-53 0-89-10-109-31-19-20-29-57-29-112v-236h-50v-55h50v-124z">
            <text:p/>
          </draw:path>
          <draw:path draw:style-name="gr15" draw:text-style-name="P5" draw:layer="layout" svg:width="0.067cm" svg:height="0.603cm" svg:x="6.883cm" svg:y="15.829cm" svg:viewBox="0 0 68 604" svg:d="M0 169c23 0 45 0 68 0 0 145 0 290 0 435-23 0-45 0-68 0 0-145 0-290 0-435zM0 0c23 0 45 0 68 0 0 30 0 60 0 90-23 0-45 0-68 0 0-30 0-60 0-90z">
            <text:p/>
          </draw:path>
          <draw:path draw:style-name="gr15" draw:text-style-name="P5" draw:layer="layout" svg:width="0.4cm" svg:height="0.434cm" svg:x="7.046cm" svg:y="15.998cm" svg:viewBox="0 0 401 435" svg:d="M0 0c24 0 48 0 72 0 43 122 86 243 128 365 43-122 86-243 129-365 24 0 48 0 72 0-52 145-103 290-155 435-30 0-61 0-91 0-52-145-103-290-155-435z">
            <text:p/>
          </draw:path>
          <draw:path draw:style-name="gr15" draw:text-style-name="P5" draw:layer="layout" svg:width="0.381cm" svg:height="0.455cm" svg:x="7.512cm" svg:y="15.988cm" svg:viewBox="0 0 382 456" svg:d="M382 210v35h-311c3 49 17 87 42 112 25 26 60 39 105 39 26 0 51-4 75-10 25-7 49-17 73-30v67c-24 11-49 19-75 25-25 6-51 8-77 8-66 0-118-20-156-60-39-40-58-95-58-164 0-71 18-128 55-169 36-42 85-63 147-63 55 0 99 19 131 57 33 37 49 88 49 153zM314 190c0-40-11-71-31-94-20-24-47-35-80-35-38 0-68 11-91 33-23 23-36 55-39 96z">
            <text:p/>
          </draw:path>
          <draw:path draw:style-name="gr15" draw:text-style-name="P5" draw:layer="layout" svg:width="0.314cm" svg:height="0.455cm" svg:x="7.973cm" svg:y="15.988cm" svg:viewBox="0 0 315 456" svg:d="M293 23v68c-19-11-39-18-60-23-20-6-42-8-64-8-33 0-59 5-75 16-17 11-26 27-26 49 0 17 6 30 18 39s37 18 73 27l23 5c48 11 82 27 103 46 20 20 30 48 30 83 0 41-15 73-46 96-30 24-71 35-124 35-23 0-46-2-69-6-24-5-50-12-76-21v-74c25 14 50 24 74 31s48 11 72 11c32 0 56-6 74-18 17-11 25-27 25-48 0-20-6-35-18-45-13-10-40-20-82-30l-23-6c-42-9-72-23-91-43-19-19-28-45-28-79 0-41 14-72 41-95 28-22 67-33 117-33 25 0 49 2 71 6s42 10 61 17z">
            <text:p/>
          </draw:path>
          <draw:path draw:style-name="gr15" draw:text-style-name="P5" draw:layer="layout" svg:width="0.377cm" svg:height="0.455cm" svg:x="8.607cm" svg:y="15.988cm" svg:viewBox="0 0 378 456" svg:d="M189 61c-36 0-65 14-86 44s-32 71-32 123 11 93 32 123 50 45 86 45 65-15 86-45 31-71 31-123c0-51-10-92-31-122s-50-45-86-45zM189 0c59 0 105 20 139 61 33 40 50 96 50 167s-17 127-50 168c-34 40-80 60-139 60s-105-20-139-60c-33-41-50-97-50-168s17-127 50-167c34-41 80-61 139-61z">
            <text:p/>
          </draw:path>
          <draw:path draw:style-name="gr15" draw:text-style-name="P5" draw:layer="layout" svg:width="0.344cm" svg:height="0.444cm" svg:x="9.096cm" svg:y="15.988cm" svg:viewBox="0 0 345 445" svg:d="M345 183v262h-68v-260c0-41-7-72-22-92-16-21-38-31-69-31-36 0-65 12-86 37s-32 58-32 100v246h-68v-435h68v68c16-26 35-46 57-59s48-19 76-19c48 0 83 15 108 46 24 31 36 77 36 137z">
            <text:p/>
          </draw:path>
          <draw:path draw:style-name="gr15" draw:text-style-name="P5" draw:layer="layout" svg:width="0.461cm" svg:height="0.579cm" svg:x="9.82cm" svg:y="15.853cm" svg:viewBox="0 0 462 580" svg:d="M74 64v451h90c76 0 131-18 166-54 36-36 53-94 53-172 0-77-17-134-53-170-35-37-90-55-166-55zM0 0h153c106 0 184 23 234 70s75 120 75 219c0 100-25 173-75 220s-128 71-234 71h-153z">
            <text:p/>
          </draw:path>
          <draw:path draw:style-name="gr15" draw:text-style-name="P5" draw:layer="layout" svg:width="0.067cm" svg:height="0.603cm" svg:x="10.4cm" svg:y="15.829cm" svg:viewBox="0 0 68 604" svg:d="M0 169c23 0 45 0 68 0 0 145 0 290 0 435-23 0-45 0-68 0 0-145 0-290 0-435zM0 0c23 0 45 0 68 0 0 30 0 60 0 90-23 0-45 0-68 0 0-30 0-60 0-90z">
            <text:p/>
          </draw:path>
          <draw:path draw:style-name="gr15" draw:text-style-name="P5" draw:layer="layout" svg:width="0.314cm" svg:height="0.455cm" svg:x="10.58cm" svg:y="15.988cm" svg:viewBox="0 0 315 456" svg:d="M293 23v68c-19-11-39-18-60-23-20-6-42-8-64-8-33 0-59 5-75 16-17 11-26 27-26 49 0 17 6 30 18 39s37 18 73 27l23 5c48 11 82 27 103 46 20 20 30 48 30 83 0 41-15 73-46 96-30 24-71 35-124 35-23 0-46-2-69-6-24-5-50-12-76-21v-74c25 14 50 24 74 31s48 11 72 11c32 0 56-6 74-18 17-11 25-27 25-48 0-20-6-35-18-45-13-10-40-20-82-30l-23-6c-42-9-72-23-91-43-19-19-28-45-28-79 0-41 14-72 41-95 28-22 67-33 117-33 25 0 49 2 71 6s42 10 61 17z">
            <text:p/>
          </draw:path>
          <draw:path draw:style-name="gr15" draw:text-style-name="P5" draw:layer="layout" svg:width="0.347cm" svg:height="0.455cm" svg:x="10.977cm" svg:y="15.988cm" svg:viewBox="0 0 348 456" svg:d="M213 226c-55 0-93 7-114 20s-31 36-31 68c0 25 8 45 23 60 16 15 38 23 65 23 37 0 68-14 90-43 23-28 34-65 34-112v-16zM348 197v248h-68v-66c-15 27-34 46-57 59-24 12-52 18-85 18-42 0-76-12-101-37s-37-59-37-101c0-48 16-85 47-110s77-38 138-38h95v-7c0-32-10-58-30-76-21-17-50-26-87-26-23 0-46 3-68 8-23 6-44 15-65 27v-66c25-10 49-17 72-22 24-5 46-8 68-8 60 0 104 16 134 49 29 33 44 82 44 148z">
            <text:p/>
          </draw:path>
          <draw:path draw:style-name="gr15" draw:text-style-name="P5" draw:layer="layout" svg:width="0.368cm" svg:height="0.614cm" svg:x="11.461cm" svg:y="15.829cm" svg:viewBox="0 0 369 615" svg:d="M298 387c0-53-10-94-30-124-21-29-49-44-85-44s-64 15-84 44c-21 30-31 71-31 124s10 94 31 124c20 29 48 44 84 44s64-15 85-44c20-30 30-71 30-124zM68 235c14-26 32-45 54-57 22-13 48-19 78-19 50 0 90 21 122 63 31 42 47 97 47 165s-16 123-47 165c-32 42-72 63-122 63-30 0-56-6-78-19-22-12-40-31-54-57v65h-68v-604h68z">
            <text:p/>
          </draw:path>
          <draw:path draw:style-name="gr15" draw:text-style-name="P5" draw:layer="layout" svg:width="0.067cm" svg:height="0.603cm" svg:x="11.941cm" svg:y="15.829cm" svg:viewBox="0 0 68 604" svg:d="M0 169c23 0 45 0 68 0 0 145 0 290 0 435-23 0-45 0-68 0 0-145 0-290 0-435zM0 0c23 0 45 0 68 0 0 30 0 60 0 90-23 0-45 0-68 0 0-30 0-60 0-90z">
            <text:p/>
          </draw:path>
          <draw:path draw:style-name="gr15" draw:text-style-name="P5" draw:layer="layout" svg:width="0.067cm" svg:height="0.603cm" svg:x="12.152cm" svg:y="15.829cm" svg:viewBox="0 0 68 604" svg:d="M0 0c23 0 45 0 68 0 0 201 0 403 0 604-23 0-45 0-68 0 0-201 0-403 0-604z">
            <text:p/>
          </draw:path>
          <draw:path draw:style-name="gr15" draw:text-style-name="P5" draw:layer="layout" svg:width="0.067cm" svg:height="0.603cm" svg:x="12.363cm" svg:y="15.829cm" svg:viewBox="0 0 68 604" svg:d="M0 169c23 0 45 0 68 0 0 145 0 290 0 435-23 0-45 0-68 0 0-145 0-290 0-435zM0 0c23 0 45 0 68 0 0 30 0 60 0 90-23 0-45 0-68 0 0-30 0-60 0-90z">
            <text:p/>
          </draw:path>
          <draw:path draw:style-name="gr15" draw:text-style-name="P5" draw:layer="layout" svg:width="0.256cm" svg:height="0.557cm" svg:x="12.524cm" svg:y="15.875cm" svg:viewBox="0 0 257 558" svg:d="M118 0v124h139v55h-139v236c0 36 4 58 14 68 9 11 27 16 56 16h69v59h-69c-53 0-89-10-109-31-19-20-29-57-29-112v-236h-50v-55h50v-124z">
            <text:p/>
          </draw:path>
          <draw:path draw:style-name="gr15" draw:text-style-name="P5" draw:layer="layout" svg:width="0.4cm" svg:height="0.599cm" svg:x="12.821cm" svg:y="15.998cm" svg:viewBox="0 0 401 600" svg:d="M220 475c-19 52-38 86-56 102-18 15-42 23-73 23h-54v-60h40c19 0 33-4 43-14 11-9 22-31 35-66l12-32-167-428h72l128 340 129-340h72z">
            <text:p/>
          </draw:path>
          <draw:path draw:style-name="gr15" draw:text-style-name="P5" draw:layer="layout" svg:width="0.347cm" svg:height="0.455cm" svg:x="13.532cm" svg:y="15.988cm" svg:viewBox="0 0 348 456" svg:d="M213 226c-55 0-93 7-114 20s-31 36-31 68c0 25 8 45 23 60 16 15 38 23 65 23 37 0 68-14 90-43 23-28 34-65 34-112v-16zM348 197v248h-68v-66c-15 27-34 46-57 59-24 12-52 18-85 18-42 0-76-12-101-37s-37-59-37-101c0-48 16-85 47-110s77-38 138-38h95v-7c0-32-10-58-30-76-21-17-50-26-87-26-23 0-46 3-68 8-23 6-44 15-65 27v-66c25-10 49-17 72-22 24-5 46-8 68-8 60 0 104 16 134 49 29 33 44 82 44 148z">
            <text:p/>
          </draw:path>
          <draw:path draw:style-name="gr15" draw:text-style-name="P5" draw:layer="layout" svg:width="0.344cm" svg:height="0.444cm" svg:x="14.018cm" svg:y="15.988cm" svg:viewBox="0 0 345 445" svg:d="M345 183v262h-68v-260c0-41-7-72-22-92-16-21-38-31-69-31-36 0-65 12-86 37s-32 58-32 100v246h-68v-435h68v68c16-26 35-46 57-59s48-19 76-19c48 0 83 15 108 46 24 31 36 77 36 137z">
            <text:p/>
          </draw:path>
          <draw:path draw:style-name="gr15" draw:text-style-name="P5" draw:layer="layout" svg:width="0.367cm" svg:height="0.614cm" svg:x="14.468cm" svg:y="15.829cm" svg:viewBox="0 0 368 615" svg:d="M301 235v-235h67v604h-67v-65c-15 26-33 45-54 57-22 13-48 19-79 19-49 0-90-21-121-63s-47-97-47-165 16-123 47-165 72-63 121-63c31 0 57 6 79 19 21 12 39 31 54 57zM70 387c0 53 10 94 31 124 20 29 48 44 84 44s64-15 85-44c20-30 31-71 31-124s-11-94-31-124c-21-29-49-44-85-44s-64 15-84 44c-21 30-31 71-31 124z">
            <text:p/>
          </draw:path>
          <draw:path draw:style-name="gr15" draw:text-style-name="P5" draw:layer="layout" svg:width="0.073cm" svg:height="0.578cm" svg:x="15.218cm" svg:y="15.854cm" svg:viewBox="0 0 74 579" svg:d="M0 0c25 0 50 0 74 0 0 193 0 386 0 579-24 0-49 0-74 0 0-193 0-386 0-579z">
            <text:p/>
          </draw:path>
          <draw:path draw:style-name="gr15" draw:text-style-name="P5" draw:layer="layout" svg:width="0.344cm" svg:height="0.444cm" svg:x="15.435cm" svg:y="15.988cm" svg:viewBox="0 0 345 445" svg:d="M345 183v262h-68v-260c0-41-7-72-22-92-16-21-38-31-69-31-36 0-65 12-86 37s-32 58-32 100v246h-68v-435h68v68c16-26 35-46 57-59s48-19 76-19c48 0 83 15 108 46 24 31 36 77 36 137z">
            <text:p/>
          </draw:path>
          <draw:path draw:style-name="gr15" draw:text-style-name="P5" draw:layer="layout" svg:width="0.325cm" svg:height="0.455cm" svg:x="15.885cm" svg:y="15.988cm" svg:viewBox="0 0 326 456" svg:d="M326 27v67c-19-11-38-20-58-25-19-6-38-8-58-8-44 0-78 14-102 44-24 29-37 70-37 123s13 94 37 124c24 29 58 44 102 44 20 0 39-3 58-8 20-6 39-14 58-26v66c-19 10-39 17-59 21-20 5-41 7-64 7-62 0-112-20-148-61-37-41-55-97-55-167 0-71 18-126 55-167s88-61 152-61c21 0 41 2 61 7 20 4 39 11 58 20z">
            <text:p/>
          </draw:path>
          <draw:path draw:style-name="gr15" draw:text-style-name="P5" draw:layer="layout" svg:width="0.067cm" svg:height="0.603cm" svg:x="16.326cm" svg:y="15.829cm" svg:viewBox="0 0 68 604" svg:d="M0 0c23 0 45 0 68 0 0 201 0 403 0 604-23 0-45 0-68 0 0-201 0-403 0-604z">
            <text:p/>
          </draw:path>
          <draw:path draw:style-name="gr15" draw:text-style-name="P5" draw:layer="layout" svg:width="0.344cm" svg:height="0.455cm" svg:x="16.53cm" svg:y="15.988cm" svg:viewBox="0 0 345 456" svg:d="M0 274v-264h68v261c0 41 7 72 22 92 16 21 38 31 69 31 36 0 65-12 87-37 21-24 31-58 31-100v-247h68v435h-68v-67c-16 27-35 46-57 59s-47 19-75 19c-48 0-84-15-108-46-25-31-37-77-37-136zM170 0z">
            <text:p/>
          </draw:path>
          <draw:path draw:style-name="gr15" draw:text-style-name="P5" draw:layer="layout" svg:width="0.314cm" svg:height="0.455cm" svg:x="16.984cm" svg:y="15.988cm" svg:viewBox="0 0 315 456" svg:d="M293 23v68c-19-11-39-18-60-23-20-6-42-8-64-8-33 0-59 5-75 16-17 11-26 27-26 49 0 17 6 30 18 39s37 18 73 27l23 5c48 11 82 27 103 46 20 20 30 48 30 83 0 41-15 73-46 96-30 24-71 35-124 35-23 0-46-2-69-6-24-5-50-12-76-21v-74c25 14 50 24 74 31s48 11 72 11c32 0 56-6 74-18 17-11 25-27 25-48 0-20-6-35-18-45-13-10-40-20-82-30l-23-6c-42-9-72-23-91-43-19-19-28-45-28-79 0-41 14-72 41-95 28-22 67-33 117-33 25 0 49 2 71 6s42 10 61 17z">
            <text:p/>
          </draw:path>
          <draw:path draw:style-name="gr15" draw:text-style-name="P5" draw:layer="layout" svg:width="0.067cm" svg:height="0.603cm" svg:x="17.405cm" svg:y="15.829cm" svg:viewBox="0 0 68 604" svg:d="M0 169c23 0 45 0 68 0 0 145 0 290 0 435-23 0-45 0-68 0 0-145 0-290 0-435zM0 0c23 0 45 0 68 0 0 30 0 60 0 90-23 0-45 0-68 0 0-30 0-60 0-90z">
            <text:p/>
          </draw:path>
          <draw:path draw:style-name="gr15" draw:text-style-name="P5" draw:layer="layout" svg:width="0.377cm" svg:height="0.455cm" svg:x="17.587cm" svg:y="15.988cm" svg:viewBox="0 0 378 456" svg:d="M189 61c-36 0-65 14-86 44s-32 71-32 123 11 93 32 123 50 45 86 45 65-15 86-45 31-71 31-123c0-51-10-92-31-122s-50-45-86-45zM189 0c59 0 105 20 139 61 33 40 50 96 50 167s-17 127-50 168c-34 40-80 60-139 60s-105-20-139-60c-33-41-50-97-50-168s17-127 50-167c34-41 80-61 139-61z">
            <text:p/>
          </draw:path>
          <draw:path draw:style-name="gr15" draw:text-style-name="P5" draw:layer="layout" svg:width="0.344cm" svg:height="0.444cm" svg:x="18.075cm" svg:y="15.988cm" svg:viewBox="0 0 345 445" svg:d="M345 183v262h-68v-260c0-41-7-72-22-92-16-21-38-31-69-31-36 0-65 12-86 37s-32 58-32 100v246h-68v-435h68v68c16-26 35-46 57-59s48-19 76-19c48 0 83 15 108 46 24 31 36 77 36 137z">
            <text:p/>
          </draw:path>
        </draw:g>
        <draw:frame draw:style-name="gr17" draw:text-style-name="P6" draw:layer="layout" svg:width="4.367cm" svg:height="0.989cm" draw:transform="rotate (-0.130201562198777) translate (14.832cm 24.658cm)">
          <draw:text-box>
            <text:p><text:span text:style-name="T1">Mary Wilson</text:span></text:p>
          </draw:text-box>
        </draw:frame>
        <draw:frame draw:style-name="gr17" draw:text-style-name="P6" draw:layer="layout" svg:width="3.872cm" svg:height="0.989cm" draw:transform="rotate (0.180292511731014) translate (15.513cm 23.587cm)">
          <draw:text-box>
            <text:p><text:span text:style-name="T1">Julie Stone</text:span></text:p>
          </draw:text-box>
        </draw:frame>
        <draw:frame draw:style-name="gr17" draw:text-style-name="P6" draw:layer="layout" svg:width="4.765cm" svg:height="0.989cm" draw:transform="rotate (-0.089884456477708) translate (11.899cm 17.549cm)">
          <draw:text-box>
            <text:p><text:span text:style-name="T1">Jeff den Otter</text:span></text:p>
          </draw:text-box>
        </draw:frame>
        <draw:frame draw:style-name="gr17" draw:text-style-name="P6" draw:layer="layout" svg:width="5.497cm" svg:height="0.989cm" draw:transform="rotate (0.169995069144248) translate (13.994cm 19.152cm)">
          <draw:text-box>
            <text:p><text:span text:style-name="T1">Melanie Panitch</text:span></text:p>
          </draw:text-box>
        </draw:frame>
        <draw:frame draw:style-name="gr17" draw:text-style-name="P6" draw:layer="layout" svg:width="6.065cm" svg:height="0.989cm" draw:transform="rotate (-0.0329867228626928) translate (11.425cm 19.81cm)">
          <draw:text-box>
            <text:p><text:span text:style-name="T1">Darlene E. Perner</text:span></text:p>
          </draw:text-box>
        </draw:frame>
        <draw:frame draw:style-name="gr17" draw:text-style-name="P6" draw:layer="layout" svg:width="5.459cm" svg:height="0.989cm" draw:transform="rotate (0.0621337213709981) translate (13.621cm 21.134cm)">
          <draw:text-box>
            <text:p><text:span text:style-name="T1">Marcia H. Rioux</text:span></text:p>
          </draw:text-box>
        </draw:frame>
        <draw:frame draw:style-name="gr17" draw:text-style-name="P6" draw:layer="layout" svg:width="5.98cm" svg:height="0.989cm" draw:transform="rotate (0.109781209950443) translate (2.459cm 23.098cm)">
          <draw:text-box>
            <text:p><text:span text:style-name="T1">Marcia Marcaccio</text:span></text:p>
          </draw:text-box>
        </draw:frame>
        <draw:frame draw:style-name="gr17" draw:text-style-name="P6" draw:layer="layout" svg:width="6.602cm" svg:height="0.989cm" draw:transform="rotate (-0.0802851455917397) translate (0.976cm 24.149cm)">
          <draw:text-box>
            <text:p text:style-name="P7"><text:span text:style-name="T1">S. Dulcie McCallum</text:span></text:p>
          </draw:text-box>
        </draw:frame>
        <draw:frame draw:style-name="gr17" draw:text-style-name="P6" draw:layer="layout" svg:width="5.794cm" svg:height="0.989cm" draw:transform="rotate (0.0928515162060983) translate (2.911cm 26.107cm)">
          <draw:text-box>
            <text:p><text:span text:style-name="T1">Margaret Murray</text:span></text:p>
          </draw:text-box>
        </draw:frame>
        <draw:frame draw:style-name="gr17" draw:text-style-name="P6" draw:layer="layout" svg:width="3.876cm" svg:height="0.989cm" draw:transform="rotate (-0.193207948195772) translate (1.993cm 21.22cm)">
          <draw:text-box>
            <text:p><text:span text:style-name="T1">Brian Kelly</text:span></text:p>
          </draw:text-box>
        </draw:frame>
        <draw:frame draw:style-name="gr17" draw:text-style-name="P6" draw:layer="layout" svg:width="3.757cm" svg:height="0.989cm" draw:transform="rotate (0.184830367786199) translate (4.69cm 20.877cm)">
          <draw:text-box>
            <text:p><text:span text:style-name="T1">David Jory</text:span></text:p>
          </draw:text-box>
        </draw:frame>
        <draw:frame draw:style-name="gr17" draw:text-style-name="P6" draw:layer="layout" svg:width="4.676cm" svg:height="0.989cm" draw:transform="rotate (-0.0961676417848871) translate (5.547cm 19.169cm)">
          <draw:text-box>
            <text:p><text:span text:style-name="T1">Jean Collicott</text:span></text:p>
          </draw:text-box>
        </draw:frame>
        <draw:frame draw:style-name="gr17" draw:text-style-name="P6" draw:layer="layout" svg:width="6.662cm" svg:height="0.989cm" draw:transform="rotate (0.112050137978036) translate (1.462cm 18.637cm)">
          <draw:text-box>
            <text:p><text:span text:style-name="T1">Charlotte Campbell</text:span></text:p>
          </draw:text-box>
        </draw:frame>
        <draw:custom-shape draw:style-name="gr18" draw:text-style-name="P2" draw:layer="layout" svg:width="2.254cm" svg:height="1.379cm" svg:x="0cm" svg:y="1.554cm">
          <text:p/>
          <draw:enhanced-geometry svg:viewBox="0 0 21600 21600" draw:type="rectangle" draw:enhanced-path="M 0 0 L 21600 0 21600 21600 0 21600 0 0 Z N"/>
        </draw:custom-shape>
        <draw:custom-shape draw:style-name="gr19" draw:text-style-name="P2" draw:layer="layout" svg:width="5.588cm" svg:height="5.142cm" svg:x="8.818cm" svg:y="23.365cm">
          <text:p/>
          <draw:enhanced-geometry svg:viewBox="0 0 21600 21600" draw:type="rectangle" draw:enhanced-path="M 0 0 L 21600 0 21600 21600 0 21600 0 0 Z N"/>
        </draw:custom-shape>
        <draw:frame draw:style-name="gr17" draw:text-style-name="P6" draw:layer="layout" svg:width="4.367cm" svg:height="0.989cm" svg:x="8.701cm" svg:y="23.771cm">
          <draw:text-box>
            <text:p><text:span text:style-name="T1">Editors</text:span></text:p>
          </draw:text-box>
        </draw:frame>
        <draw:frame draw:style-name="gr20" draw:text-style-name="P6" draw:layer="layout" svg:width="5.894cm" svg:height="1.025cm" svg:x="8.63cm" svg:y="26.044cm">
          <draw:text-box>
            <text:p><text:span text:style-name="T1">Gordon L. Porter</text:span></text:p>
          </draw:text-box>
        </draw:frame>
        <draw:frame draw:style-name="gr21" draw:text-style-name="P6" draw:layer="layout" svg:width="4.766cm" svg:height="0.988cm" svg:x="8.679cm" svg:y="26.903cm">
          <draw:text-box>
            <text:p><text:span text:style-name="T1">Diane Richler</text:span></text:p>
          </draw:text-box>
        </draw:frame>
        <draw:custom-shape draw:style-name="gr22" draw:text-style-name="P3" draw:layer="layout" svg:width="0.115cm" svg:height="13.837cm" draw:transform="rotate (1.5707963267949) translate (3.583cm 17.119cm)">
          <text:p/>
          <draw:enhanced-geometry svg:viewBox="0 0 21600 21600" draw:type="rectangle" draw:enhanced-path="M 0 0 L 21600 0 21600 21600 0 21600 0 0 Z N"/>
        </draw:custom-shape>
        <draw:frame draw:style-name="gr23" draw:text-style-name="P8" draw:layer="layout" svg:width="3.52cm" svg:height="0.747cm" svg:x="3.421cm" svg:y="16.993cm">
          <draw:text-box>
            <text:p><text:span text:style-name="T2">Contributors</text:span></text:p>
          </draw:text-box>
        </draw:frame>
        <draw:g>
          <draw:polygon draw:style-name="gr24" draw:text-style-name="P9" draw:layer="layout" svg:width="1.508cm" svg:height="1.389cm" svg:x="18.26cm" svg:y="1.563cm" svg:viewBox="0 0 1509 1390" draw:points="243,190 231,200 221,210 201,231 162,275 151,287 142,299 126,326 109,353 100,366 90,378 85,385 80,392 75,399 72,406 65,421 59,436 48,467 42,483 34,498 26,514 20,531 14,548 10,565 7,583 4,601 1,637 0,653 0,668 2,683 4,698 8,713 12,727 18,741 24,755 30,768 35,782 40,796 43,810 50,839 54,854 59,869 69,896 79,922 91,947 104,972 111,984 119,996 135,1018 152,1041 168,1064 176,1076 185,1088 203,1110 240,1155 245,1161 251,1166 262,1176 274,1186 286,1195 311,1212 323,1222 335,1232 346,1243 358,1253 371,1262 383,1271 397,1279 411,1286 425,1293 440,1298 456,1304 473,1310 505,1324 537,1337 570,1349 590,1355 609,1360 650,1368 690,1376 710,1380 730,1385 739,1387 748,1389 757,1390 765,1390 774,1390 782,1389 799,1387 815,1383 831,1379 864,1370 897,1362 930,1353 962,1343 995,1332 1008,1326 1022,1321 1048,1309 1100,1283 1153,1259 1179,1246 1191,1239 1204,1231 1217,1222 1230,1213 1256,1193 1281,1173 1294,1164 1308,1154 1315,1149 1321,1144 1328,1139 1333,1133 1344,1120 1353,1107 1362,1094 1370,1080 1384,1051 1392,1037 1401,1023 1418,995 1455,940 1464,924 1472,908 1478,892 1484,876 1489,860 1493,843 1500,810 1505,776 1507,758 1508,741 1509,723 1508,706 1508,688 1506,671 1499,609 1496,594 1493,578 1489,564 1484,549 1479,535 1474,521 1466,494 1458,466 1453,453 1448,439 1423,385 1416,372 1409,359 1401,347 1392,334 1359,287 1342,263 1332,252 1323,241 1313,231 1303,220 1281,201 1237,163 1214,143 1190,123 1165,105 1152,96 1139,88 1083,51 1068,43 1060,40 1053,37 1045,35 1036,33 1028,32 1018,31 999,30 979,28 940,22 901,16 882,15 862,14 844,13 825,10 789,4 770,1 752,0 743,0 734,0 724,1 715,3 595,31 579,35 563,40 531,50 500,60 484,64 468,68 460,69 453,71 439,76 425,82 412,88 386,101 372,106 358,110 323,132 292,151 282,157">
            <text:p/>
          </draw:polygon>
          <draw:path draw:style-name="gr25" draw:text-style-name="P10" draw:layer="layout" svg:width="1.467cm" svg:height="1.353cm" svg:x="18.284cm" svg:y="1.587cm" svg:viewBox="0 0 1468 1354" svg:d="M239 182l38-31c1-1 1-1 1-1l9-5 31-19 33-21h1l14-4 13-5 25-12 13-6 13-6h1l13-4 8-2v-1l7-1 16-3 15-4 31-9 30-10 16-5 15-4 117-26 9-2 9-1h9 10l17 2c1 0 1 0 1 0l17 2 36 6 17 3 18 1 19 1 19 2c1 0 1 0 1 0l37 6 38 5 19 2 19 2h8 1l8 1v1l8 2h1l7 2 8 3 8 3 14 8h1l54 36 12 8c1 0 1 0 1 0l12 9 24 18 23 19 22 19 43 37 21 19 10 10v1l10 10 9 11 9 11 16 22 33 46 8 13 8 12 7 13 6 13h1l23 52v1l6 13 4 13 8 27 8 27 4 13 5 13 4 14v1l4 14 3 15 3 15 6 60 2 17 1 17v17 1l-1 17-1 16v1l-2 16v1l-5 33-7 32-4 16-5 16-5 16c-1 0-1 0-1 0l-6 16-8 15-9 16-36 53-17 27-8 13-8 14-14 28-8 13-8 13c0 1 0 1 0 1l-9 12h-1l-10 12v1l-6 5-6 6-6 5c-1 0-1 0-1 0l-7 5-13 9-12 9-25 19-25 19-12 9-14 9-12 7-12 7-26 12-51 24-50 24-26 12-13 5-14 5-31 11-32 9-32 9-32 8-31 8-16 4-16 4h-1l-16 2-8 1h-9l-8-1h-9l-8-2h-1l-8-2-19-5-20-5-39-7-39-8-19-5-19-6h-1l-31-12h-1l-30-13-31-13-16-7-16-5-14-6h-1l-14-6-13-7-13-8c-1 0-1 0-1-1l-12-8-12-9v-1l-12-9v-1l-11-10-11-9-11-9-24-18-12-8v-1l-12-9-11-10-5-5v-1l-5-5-36-44-18-22-8-11-8-12-15-22-16-22-16-22-8-11c0-1 0-1 0-1l-7-11-12-24c0-1 0-1 0-1l-11-24-11-26-9-27-5-14-3-15-7-27-3-14-4-13-5-14-6-13-6-13-5-14c-1 0-1 0-1 0l-4-14-3-14c0-1 0-1 0-1l-2-14v-1l-2-14v-15l1-15v-1l3-35 3-17 3-17v-1l5-17 5-16v-1l6-16 8-16 7-14 7-15 10-30 6-15 7-14c0-1 0-1 0-1l4-7 4-7 5-6v-1l6-6 9-12 9-12 16-26 16-26 9-12 10-12h1l38-42 19-20 11-10zM233 198l-10 9-19 21-39 41-9 12-9 12-16 25-16 26-9 13-10 12-5 6-5 7-4 6-4 7-7 14-5 15-11 30-6 15-8 15-7 15-7 16-5 16-4 17-3 17-3 17-3 35-1 15v14l2 15 2 14 3 14 4 13 5 14 6 13 6 13v1l5 13 4 14 4 14 6 28 4 14 4 14 10 27 10 25 11 24 12 24 7 11 7 11 16 22 16 22 16 23 7 11 9 11 17 22 36 44 5 5 5 5 10 10 12 9 11 9 25 17 11 9c0 1 0 1 1 1l11 9v1l11 10 11 9 12 9 12 9 13 8 13 7 14 6 14 5 16 6 16 6 31 13 31 13 31 12 19 6 19 5 39 8 39 8 19 4c1 0 1 0 1 0l19 5 8 2 8 2h8l8 1h8l8-1 16-2 16-4 16-4 31-8 32-8 32-8 31-10 32-10 13-5 13-6 25-11 51-25 51-23 25-12 12-7 12-7 13-8 13-9 25-19 24-20 13-9 13-9 7-4 6-5 6-6 5-5 10-12 9-12 8-13 8-13 14-28 8-13c0-1 0-1 0-1l8-13 18-27 36-53 8-15 8-15 6-16 5-15 5-16 4-16 7-31 5-34 2-16 1-17 1-17v-16l-1-17-1-17-7-60-3-15-2-14-4-14-5-15-5-13-4-13-8-27-7-27-5-13-5-12-24-53-6-12-7-13-8-12-8-12-32-46-16-22-9-11-9-11-10-10-10-10-20-19-43-37-22-19-23-19-24-18-12-8-12-9-55-35-13-8-8-3-7-3-8-2-7-2-9-1h-8l-19-2-19-2-38-5-37-6-19-2-19-1-18-1-18-3-36-6-17-2-18-2h-9-8l-9 1-8 2-117 26-15 4-16 4-30 10-31 10-16 3-16 4-6 1-7 2-14 5-13 5-12 6-26 12-14 5-13 4-33 21-31 18-9 6-38 31zM657 564l2 8 2 8v7 7 7l-1 8-2 14-7 28-3 14-2 14-15 26-36 13-13 2-13 1-7-1h-7l-7-1-6-2-7-2-6-4-5-3-5-5-5-6-4-6-3-7-3-9-3-13-4-13-8-26-4-12-3-14-2-13-1-14 1-9 1-9 1-4 2-4 2-3 1-3 2-3 3-3 5-4 6-4 6-4 7-2 7-3 14-3 29-5 7-1 8-1h7l7 2 7 2 7 2 7 3 6 4 6 4 6 5 5 5 5 6 4 6 4 7 3 6zM361 907l21 17 13 14 12 16 24 32 13 14 6 7 7 6 7 5 7 5 7 3 8 3 15 4 14 5 28 10 14 5 14 4 8 1 7 2h7 8l14 1 14 1 28 5 13 2 14 2h14 7 7l17-1 23-1 54-1 29-1 26-2 23-4 10-2 8-3 33-15 14-5 21-7 25-13 13-7 14-8 6-5 6-5 6-5 5-6 5-6 4-7 4-7 2-8 3-5 3-6 4-7 5-6 11-14 6-5 5-5 4-4 2-1 2-1h1 1 1l1 1v1 1 3l-3 7-4 10-7 13-9 16-9 16-11 15-11 14-12 14-7 6-7 6-7 5-8 5-7 4-9 4-27 12-27 11-14 5-14 4-14 4-15 3-13 2-14 1-28 2-56 2-57 3h-15-14l-14-1-14-2-62-12-31-7-15-4-14-5-15-5-14-4-28-8-13-4-6-3-7-4-6-3-6-5-6-5-7-6-28-29-15-17-15-17-12-16-4-7-3-6-1-2v-2-3-1-1l1-1h1v-1h1 1zM825 571l2-7 3-7 4-6 4-6 5-6 5-5 6-5 6-4 6-4 7-3 7-3 7-2 7-1h7 8l7 2 28 5 15 3 7 3 7 2 6 3 6 4 5 5 2 3 3 2 1 4 2 3 2 4 1 4 1 8 1 10-1 14-2 13-3 13-4 13-8 26-4 13-3 13-3 8-3 8-4 6-5 6-5 4-6 4-6 3-6 3-7 2-6 1h-7-7-14l-13-2-35-13-15-26-2-14-3-14-7-28-2-15-1-7v-7-7-8l2-7z">
            <text:p/>
          </draw:path>
        </draw:g>
        <draw:frame draw:style-name="gr26" draw:text-style-name="P11" draw:layer="layout" svg:width="18.993cm" svg:height="0.704cm" svg:x="1.1cm" svg:y="0.9cm">
          <draw:text-box>
            <text:p><text:span text:style-name="T3">w³-Edition, Creative Commons Attribution-NonCommercial-ShareAlike 4.0 International License</text:span></text:p>
          </draw:text-box>
        </draw:frame>
        <draw:g>
          <draw:custom-shape draw:style-name="gr27" draw:text-style-name="P3" draw:layer="layout" svg:width="1.65cm" svg:height="0.857cm" draw:transform="rotate (0.104894288044859) translate (18.252cm 2.861cm)">
            <text:p/>
            <draw:enhanced-geometry svg:viewBox="0 0 21600 21600" draw:mirror-horizontal="false" draw:mirror-vertical="false" draw:type="rectangle" draw:enhanced-path="M 0 0 L 21600 0 21600 21600 0 21600 0 0 Z N"/>
          </draw:custom-shape>
          <draw:g>
            <draw:polygon draw:style-name="gr28" draw:text-style-name="P12" draw:layer="layout" svg:width="0.102cm" svg:height="0.136cm" draw:transform="rotate (0.104894288044859) translate (18.3890718567692cm 3.45415177326714cm)" svg:viewBox="0 0 103 137" draw:points="0,0 25,0 85,114 85,0 103,0 103,137 79,137 18,22 18,137 0,137">
              <text:p/>
            </draw:polygon>
            <draw:path draw:style-name="gr28" draw:text-style-name="P12" draw:layer="layout" svg:width="0.093cm" svg:height="0.107cm" draw:transform="rotate (0.104894288044859) translate (18.5237648788706cm 3.4720170261581cm)" svg:viewBox="0 0 94 108" svg:d="M47 14h-2l-1 1h-2-1-2l-1 1h-2l-1 1-1 1h-2l-1 1-1 1-1 1-1 1-1 2-2 1v1l-1 2-2 3-1 3-1 4-1 3-1 4v4 5 4 5l1 4 1 3 1 4 1 3 2 3 1 1v2l2 1 1 1 1 1 1 1 1 2h1l2 1 1 1h1l2 1h1l2 1h1 2 1 2 2 1 2 1l2-1h1l2-1h1l2-1 1-1h1l1-2 1-1 1-1 1-1 1-1 1-2 1-1 2-3 1-3 1-4 1-3 1-4v-5-4-4-5l-1-4-1-3-1-4-1-3-2-3-2-3-1-1-1-2-1-1-1-1-1-1-1-1h-1l-2-1-1-1h-2l-1-1h-2-1-2l-1-1zM47 0h5l5 1h3l2 1 2 1 3 1 2 1 2 1 2 1 2 1 1 2 2 1 2 1 1 2 2 2 2 2 1 2 1 2 1 2 1 3 2 4 1 5 1 6 1 6v6 6l-1 6-1 5-1 5-2 5-1 2-1 3-1 2-1 2-2 2-2 1-1 2-2 2-2 1-1 2-2 1-2 1-2 1-2 1-3 1-2 1h-2l-3 1-5 1h-5-5l-6-1-2-1h-2l-2-1-3-1-2-1-2-1-2-1-2-1-2-2-1-1-2-2-2-2-1-1-1-2-2-2-1-2-1-3-1-2-2-5-1-5-1-5-1-6v-6-6l1-6 1-6 1-5 2-4 1-3 1-2 1-2 2-2 1-2 1-2 2-2 2-1 1-1 2-2 2-1 2-1 2-1 2-1 3-1 2-1 2-1h2l6-1z">
              <text:p/>
            </draw:path>
            <draw:polygon draw:style-name="gr28" draw:text-style-name="P12" draw:layer="layout" svg:width="0.059cm" svg:height="0.104cm" draw:transform="rotate (0.104894288044859) translate (18.6449083987027cm 3.45926295165299cm)" svg:viewBox="0 0 60 105" draw:points="60,18 59,18 58,17 58,17 57,17 56,17 56,16 55,16 54,16 53,16 52,16 50,15 49,15 46,15 43,15 40,16 38,16 37,16 35,17 34,17 33,18 31,19 30,19 29,20 28,21 27,22 25,23 24,24 24,25 23,27 22,28 21,29 20,33 19,36 18,39 17,43 17,47 17,51 17,105 0,105 0,2 17,2 17,18 18,16 20,14 21,12 23,10 25,8 27,7 29,6 31,5 33,4 35,2 38,2 40,1 43,1 46,0 49,0 51,0 52,0 53,0 54,0 55,0 60,1">
              <text:p/>
            </draw:polygon>
            <draw:path draw:style-name="gr28" draw:text-style-name="P12" draw:layer="layout" svg:width="0.091cm" svg:height="0.144cm" draw:transform="rotate (0.104894288044859) translate (18.7177495481966cm 3.4138513198381cm)" svg:viewBox="0 0 92 145" svg:d="M74 91v-4-4l-1-4-1-4-1-4-1-3-2-3v-2l-1-1-1-1-2-1-1-2h-1l-1-1-1-1-1-1-2-1-1-1h-1-2l-1-1h-2-1-2-1-2-2-1-2l-1 1h-2-1l-1 1-2 1-1 1-1 1-1 1h-1l-1 2-2 1-1 1v1l-1 2-2 3-1 3-1 4-1 4-1 4v4 4 5 4l1 4 1 4 1 4 1 3 2 3 1 1v1l1 2 2 1 1 1 1 1 1 1 1 1 1 1 2 1h1l1 1h2 1l2 1h1 2 2 1 2 1l2-1h1 2l1-1h1l2-1 1-1 1-1 1-1 1-1 1-1 2-1 1-2 1-1v-1l2-3 1-3 1-4 1-4 1-4v-4zM17 56l1-3 2-2 1-2 2-2 2-1 2-1 1-2 2-1 3-1 2-1 2-1h2l3-1h2 3 3 2 2 2 2l3 1 2 1h2l2 1 1 1 2 1 2 2 2 1 1 1 2 2 2 2 1 1 3 4 2 4 2 5 2 4 1 5 1 6v5l1 6-1 6v6l-1 5-1 5-2 5-2 5-2 3-3 4-1 2-2 2-2 1-1 2-2 1-2 2-2 1-1 1h-2l-2 1-2 1h-3l-2 1h-2-2-2-3-3l-2-1h-3l-2-1h-2l-2-1-3-1-2-1-1-2-2-1-2-2-2-2-1-2-2-2-1-2v16h-17v-143h17z">
              <text:p/>
            </draw:path>
            <draw:path draw:style-name="gr28" draw:text-style-name="P12" draw:layer="layout" svg:width="0.094cm" svg:height="0.107cm" draw:transform="rotate (0.104894288044859) translate (18.8329625835585cm 3.43946447553169cm)" svg:viewBox="0 0 95 108" svg:d="M95 50v8h-77v4l1 4v4l2 3 1 3 1 2 1 1 1 2 1 1 1 1 1 1 1 1 1 1 2 1 1 1 2 1 1 1 2 1h1l3 1 4 1h4 4 5 2 3l2-1h2 3l2-1 5-1 4-2 4-2 5-2v16l-5 2-4 1-5 1-4 2-5 1h-5l-5 1h-5-6l-6-1-5-1-5-2-2-1-2-1-3-1-2-1-2-2-2-1-2-2-2-2-1-1-2-2-1-2-2-2-1-2-1-3-1-2-1-3-2-4-1-6-1-5v-6-6l1-6 1-6 2-5 1-5 1-2 2-2 1-2 1-2 2-2 1-2 2-2 2-2 2-1 2-2 2-1 2-1 2-1 2-1 3-1 2-1 5-1 6-1h5 5l5 1h2l2 1h3l2 1 2 1 2 1 2 1 1 1 2 2 2 1 1 2 2 1 1 2 2 2 1 2 1 2 1 2 1 2 2 4 1 5 1 5 1 5zM78 45v-4-3l-1-3-1-3-1-2-1-2v-1l-1-1-1-1-1-1-1-1-1-1-1-1-1-1-1-1-1-1h-1l-1-1-1-1h-1-2l-1-1h-2-3l-3-1-3 1h-3l-3 1h-3l-2 1h-1l-1 1-1 1h-2l-1 2h-1l-1 1-1 1-1 1-1 1-1 2-1 1v1l-2 3-1 3-1 3-1 3v4z">
              <text:p/>
            </draw:path>
            <draw:polygon draw:style-name="gr28" draw:text-style-name="P12" draw:layer="layout" svg:width="0.059cm" svg:height="0.104cm" draw:transform="rotate (0.104894288044859) translate (18.9541061033907cm 3.42671040102659cm)" svg:viewBox="0 0 60 105" draw:points="60,18 59,18 58,17 58,17 57,17 56,17 56,16 55,16 54,16 53,16 52,16 50,15 49,15 46,15 43,15 40,16 38,16 37,16 35,17 34,17 33,18 31,19 30,19 29,20 28,21 27,22 25,23 24,24 24,25 23,27 22,28 21,29 20,33 19,36 18,39 17,43 17,47 17,51 17,105 0,105 0,2 17,2 17,18 18,16 20,14 21,12 23,10 25,8 27,7 29,6 31,5 33,4 35,2 38,2 40,1 43,1 46,0 49,0 51,0 52,0 53,0 54,0 55,0 60,1">
              <text:p/>
            </draw:polygon>
            <draw:polygon draw:style-name="gr28" draw:text-style-name="P12" draw:layer="layout" svg:width="0.063cm" svg:height="0.131cm" draw:transform="rotate (0.104894288044859) translate (19.0164382007935cm 3.39308711239086cm)" svg:viewBox="0 0 64 132" draw:points="29,0 29,29 64,29 64,42 29,42 29,98 29,101 29,104 30,106 30,108 30,110 31,111 31,112 32,113 32,113 32,114 33,114 33,115 34,115 34,115 35,116 35,116 36,116 37,117 38,117 40,117 42,118 44,118 47,118 64,118 64,132 47,132 42,132 38,131 34,131 30,130 27,129 25,128 24,128 23,127 22,126 21,125 20,125 19,124 18,123 17,121 17,120 16,119 15,118 15,116 14,114 13,111 13,107 12,103 12,98 12,42 0,42 0,29 12,29 12,0">
              <text:p/>
            </draw:polygon>
            <draw:path draw:style-name="gr28" draw:text-style-name="P12" draw:layer="layout" svg:width="0.106cm" svg:height="0.136cm" draw:transform="rotate (0.104894288044859) translate (19.1620661184891cm 3.37277039670112cm)" svg:viewBox="0 0 107 137" svg:d="M65 73h1l2 1 1 1 2 1 1 1 2 1 1 2 1 1 2 2 1 2 2 2 1 2 3 5 3 6 19 37h-20l-18-35-2-4-1-3-2-2-2-3-1-2-2-2-1-1-1-1h-1l-2-1-2-2h-1l-2-1h-3l-2-1h-3-2-21v58h-18v-137h42 5l6 1h5l4 1 4 2 2 1 2 1h2l2 1 1 1 2 2 1 1 1 1 2 2 1 1 1 2 1 1 1 2v2l1 2 1 2v4l1 5v4 3 4l-1 3v2l-1 3-1 2-1 3-2 2-1 2-2 2-2 2-2 1-2 1-3 2-2 1zM18 15v49h24 3l3-1h3l2-1 3-1h1l1-1h1l1-1 1-1h1l1-1v-1l1-1 1-1 1-1v-1l1-1v-1-1l1-2v-2l1-3v-3-3l-1-2v-3l-1-1v-1-1l-1-1v-1l-1-1-1-1-1-1v-1l-1-1h-1l-1-1-1-1h-1l-1-1h-1l-3-1-2-1h-3l-3-1h-3z">
              <text:p/>
            </draw:path>
            <draw:path draw:style-name="gr28" draw:text-style-name="P12" draw:layer="layout" svg:width="0.094cm" svg:height="0.107cm" draw:transform="rotate (0.104894288044859) translate (19.2780945866628cm 3.39260066688502cm)" svg:viewBox="0 0 95 108" svg:d="M95 50v8h-77v4l1 4v4l2 3 1 3 1 2 1 1 1 2 1 1 1 1 1 1 1 1 1 1 2 1 1 1 2 1 1 1 2 1h1l3 1 4 1h4 4 5 2 3l2-1h2 3l2-1 5-1 4-2 4-2 5-2v16l-5 2-4 1-5 1-4 2-5 1h-5l-5 1h-5-6l-6-1-5-1-5-2-2-1-2-1-3-1-2-1-2-2-2-1-2-2-2-2-1-1-2-2-1-2-2-2-1-2-1-3-1-2-1-3-2-4-1-6-1-5v-6-6l1-6 1-6 2-5 1-5 1-2 2-2 1-2 1-2 2-2 1-2 2-2 2-2 2-1 2-2 2-1 2-1 2-1 2-1 3-1 2-1 5-1 6-1h5 5l5 1h2l2 1h3l2 1 2 1 2 1 2 1 1 1 2 2 2 1 1 2 2 1 1 2 2 2 1 2 1 2 1 2 1 2 2 4 1 5 1 5 1 5zM78 45v-4-3l-1-3-1-3-1-2-1-2v-1l-1-1-1-1-1-1-1-1-1-1-1-1-1-1-1-1-1-1h-1l-1-1-1-1h-1-2l-1-1h-2-3l-3-1-3 1h-3l-3 1h-3l-2 1h-1l-1 1-1 1h-2l-1 2h-1l-1 1-1 1-1 1-1 1-1 2-1 1v1l-2 3-1 3-1 3-1 3v4z">
              <text:p/>
            </draw:path>
            <draw:polygon draw:style-name="gr28" draw:text-style-name="P12" draw:layer="layout" svg:width="0.077cm" svg:height="0.107cm" draw:transform="rotate (0.104894288044859) translate (19.3921948785978cm 3.38058810833951cm)" svg:viewBox="0 0 78 108" draw:points="73,6 73,22 69,20 66,18 62,17 58,16 54,15 50,15 46,14 42,14 39,14 36,15 34,15 31,15 29,16 27,16 25,17 24,17 23,18 23,18 22,19 21,19 21,20 20,21 19,21 19,22 19,23 18,23 18,24 18,25 17,26 17,27 17,28 17,29 17,29 17,30 17,31 17,32 17,32 17,33 18,34 18,34 18,35 18,35 19,36 19,36 19,37 20,38 21,38 21,38 22,39 22,39 23,40 24,40 26,41 28,42 31,43 33,44 40,45 45,46 50,47 53,49 57,50 61,51 64,52 66,54 69,56 70,56 71,57 72,58 73,59 73,60 74,61 75,62 75,63 76,64 76,66 77,67 77,68 78,71 78,74 78,77 78,79 78,80 78,82 78,84 77,85 77,87 76,88 75,90 75,91 74,92 73,93 72,95 71,96 70,97 68,98 67,100 66,101 64,101 61,103 57,104 53,106 50,107 45,107 41,108 36,108 32,108 28,107 23,107 19,106 14,105 10,104 5,103 0,101 0,84 5,86 9,88 14,90 18,91 23,92 25,93 27,93 30,93 32,93 34,93 36,93 39,93 42,93 45,93 47,93 49,92 51,91 53,91 54,90 55,90 55,89 56,89 57,88 57,87 58,87 58,86 59,85 59,85 60,84 60,83 61,83 61,81 61,81 61,80 61,79 61,78 61,76 61,75 61,74 61,73 60,73 60,72 59,71 59,71 59,70 58,69 58,69 57,68 57,68 56,68 56,67 55,67 53,66 51,65 49,64 46,63 43,62 36,61 30,59 27,58 23,57 20,56 17,55 14,53 12,52 10,51 8,50 8,49 7,48 6,47 5,46 5,45 4,44 4,43 3,42 2,41 2,39 1,36 1,33 1,30 1,27 1,25 1,23 2,22 2,20 3,19 3,17 4,16 5,15 6,13 6,12 7,11 8,10 10,9 11,8 12,7 14,6 15,5 17,5 20,3 23,2 27,1 31,0 35,0 40,0 45,0 49,0 53,1 58,1 62,2 66,3 69,4">
              <text:p/>
            </draw:polygon>
            <draw:polygon draw:style-name="gr28" draw:text-style-name="P12" draw:layer="layout" svg:width="0.08cm" svg:height="0.107cm" draw:transform="rotate (0.104894288044859) translate (19.4890392621845cm 3.37039226389502cm)" svg:viewBox="0 0 81 108" draw:points="81,6 81,22 78,20 74,19 70,17 69,17 67,16 65,16 63,15 61,15 59,15 58,15 56,15 54,14 52,14 48,15 45,15 43,15 41,16 39,16 38,17 36,18 35,18 33,19 32,20 30,21 29,22 28,23 27,25 26,26 25,27 24,29 23,30 22,32 21,34 20,37 19,41 18,45 18,49 18,54 18,58 18,63 19,67 20,70 21,74 22,76 23,77 24,79 25,80 26,82 27,83 28,84 29,85 30,87 32,87 33,89 35,89 36,90 38,91 39,91 41,92 43,92 45,93 48,93 52,93 54,93 56,93 58,93 59,93 61,93 63,92 65,92 67,91 69,91 70,90 74,89 78,87 81,86 81,101 78,103 74,104 70,105 67,106 63,107 59,107 55,108 50,108 45,108 39,107 34,106 32,105 30,104 27,103 25,102 23,101 21,100 19,98 17,97 15,95 14,93 12,91 10,89 9,87 8,85 6,83 5,81 4,76 2,71 1,66 0,60 0,54 0,48 1,42 2,36 4,32 4,29 5,27 6,24 8,22 9,20 11,18 12,16 14,15 16,13 17,11 19,10 21,8 23,7 25,6 28,5 30,4 33,3 35,2 40,1 46,0 52,0 55,0 59,0 63,1 67,2 70,2 74,4 78,5">
              <text:p/>
            </draw:polygon>
            <draw:polygon draw:style-name="gr28" draw:text-style-name="P12" draw:layer="layout" svg:width="0.085cm" svg:height="0.142cm" draw:transform="rotate (0.104894288044859) translate (19.5939270986107cm 3.32160673446395cm)" svg:viewBox="0 0 86 143" draw:points="86,81 86,143 69,143 69,81 69,78 69,74 68,71 68,68 67,66 66,63 65,62 65,61 64,60 63,59 63,58 62,58 61,57 60,56 59,56 58,55 57,55 56,54 55,53 54,53 53,53 52,53 49,52 46,52 43,52 40,53 37,53 35,54 34,54 33,55 32,56 30,56 29,57 28,58 27,59 26,60 25,61 24,62 23,63 22,64 21,66 21,67 20,68 19,71 18,74 17,78 17,81 17,85 17,143 0,143 0,0 17,0 17,56 18,54 20,52 22,50 23,48 25,46 27,45 29,43 31,42 33,41 35,40 38,39 40,39 42,38 45,38 47,38 50,38 54,38 58,38 60,39 62,39 64,40 66,40 67,41 69,42 70,42 72,44 73,45 74,46 76,47 77,49 78,50 79,51 80,53 81,55 82,58 84,62 85,66 85,71 86,75">
              <text:p/>
            </draw:polygon>
            <draw:polygon draw:style-name="gr28" draw:text-style-name="P12" draw:layer="layout" svg:width="0.09cm" svg:height="0.142cm" draw:transform="rotate (0.104894288044859) translate (19.712253327284cm 3.30914926634268cm)" svg:viewBox="0 0 91 143" draw:points="0,0 17,0 17,84 67,40 89,40 34,88 91,143 69,143 17,92 17,143 0,143">
              <text:p/>
            </draw:polygon>
            <draw:path draw:style-name="gr28" draw:text-style-name="P12" draw:layer="layout" svg:width="0.094cm" svg:height="0.107cm" draw:transform="rotate (0.104894288044859) translate (19.8102104542978cm 3.3365791361373cm)" svg:viewBox="0 0 95 108" svg:d="M95 50v8h-77v4l1 4v4l2 3 1 3 1 2 1 1 1 2 1 1 1 1 1 1 1 1 1 1 2 1 1 1 2 1 1 1 2 1h1l3 1 4 1h4 4 5 2 3l2-1h2 3l2-1 5-1 4-2 4-2 5-2v16l-5 2-4 1-5 1-4 2-5 1h-5l-5 1h-5-6l-6-1-5-1-5-2-2-1-2-1-3-1-2-1-2-2-2-1-2-2-2-2-1-1-2-2-1-2-2-2-1-2-1-3-1-2-1-3-2-4-1-6-1-5v-6-6l1-6 1-6 2-5 1-5 1-2 2-2 1-2 1-2 2-2 1-2 2-2 2-2 2-1 2-2 2-1 2-1 2-1 2-1 3-1 2-1 5-1 6-1h5 5l5 1h2l2 1h3l2 1 2 1 2 1 2 1 1 1 2 2 2 1 1 2 2 1 1 2 2 2 1 2 1 2 1 2 1 2 2 4 1 5 1 5 1 5zM78 45v-4-3l-1-3-1-3-1-2-1-2v-1l-1-1-1-1-1-1-1-1-1-1-1-1-1-1-1-1-1-1h-1l-1-1-1-1h-1-2l-1-1h-2-3l-3-1-3 1h-3l-3 1h-3l-2 1h-1l-1 1-1 1h-2l-1 2h-1l-1 1-1 1-1 1-1 1-1 2-1 1v1l-2 3-1 3-1 3-1 3v4z">
              <text:p/>
            </draw:path>
          </draw:g>
          <draw:polygon draw:style-name="gr29" draw:text-style-name="P13" draw:layer="layout" svg:width="1.457cm" svg:height="0.499cm" draw:transform="rotate (0.104894288044859) translate (18.3846469764621cm 3.20604311169521cm)" svg:viewBox="0 0 1458 500" draw:points="729,500 0,500 0,0 1458,0 1458,500">
            <text:p/>
          </draw:polygon>
          <draw:polygon draw:style-name="gr29" draw:text-style-name="P13" draw:layer="layout" svg:width="1.457cm" svg:height="0.499cm" draw:transform="rotate (0.104894288044859) translate (18.3856601129483cm 3.20657457071639cm)" svg:viewBox="0 0 1458 500" draw:points="729,500 0,500 0,0 1458,0 1458,500">
            <text:p/>
          </draw:polygon>
          <draw:polygon draw:style-name="gr29" draw:text-style-name="P13" draw:layer="layout" svg:width="1.486cm" svg:height="0.488cm" draw:transform="rotate (0.104894288044859) translate (18.3578855682153cm 2.92457689120216cm)" svg:viewBox="0 0 1487 489" draw:points="743,489 0,489 0,0 1487,0 1487,489">
            <text:p/>
          </draw:polygon>
          <draw:path draw:style-name="gr30" draw:text-style-name="P14" draw:layer="layout" svg:width="1.517cm" svg:height="0.523cm" draw:transform="rotate (0.104894288044859) translate (18.3328396021274cm 2.91700378420527cm)" svg:viewBox="0 0 1518 524" svg:d="M1490 0h-1462-3l-3 1h-2l-3 1-2 1-2 2-3 1-2 2-1 2-2 3-2 2-1 2-1 3v3l-1 3v3 489 1 1h1v1l1 1 1 1h1v1h1 1 1507 1l1-1h1v-1h1v-1h1v-1-1-1-489-3-3l-1-3-1-3-1-2-1-2-2-3-2-2-2-2-2-1-2-2-3-1-2-1h-3l-3-1zM28 13h1462 1 2 2l1 1 2 1h1l1 1 2 1 1 1 1 1v2l1 1 1 2v1 2l1 2v339h-1046l-8 12-8 12-10 12-10 10-10 10-11 10-12 9-13 7-13 8-13 6-14 5-14 5-15 3-15 3-16 1-15 1-16-1-15-1-15-3-15-3-14-5-14-5-14-6-13-8-12-7-12-9-11-10-11-10-10-10-9-12-8-12-8-12h-54v-339-2-2l1-1v-2l1-1v-2l1-1 1-1 1-1 1-1h1l2-1 1-1h2 1z">
            <text:p/>
          </draw:path>
          <draw:polygon draw:style-name="gr29" draw:text-style-name="P13" draw:layer="layout" svg:width="0.07cm" svg:height="0.083cm" draw:transform="rotate (0.104894288044859) translate (18.954424147858cm 3.26602364749646cm)" svg:viewBox="0 0 71 84" draw:points="35,84 0,84 0,0 71,0 71,84">
            <text:p/>
          </draw:polygon>
          <draw:g>
            <draw:path draw:style-name="gr31" draw:text-style-name="P15" draw:layer="layout" svg:width="0.069cm" svg:height="0.082cm" draw:transform="rotate (0.104894288044859) translate (18.9588420390128cm 3.26555852882548cm)" svg:viewBox="0 0 70 83" svg:d="M39 0c3 0 8 0 11 1 3 0 6 2 8 3 3 2 5 4 6 6 1 4 2 7 2 10 0 4-1 8-3 10-2 3-5 5-9 7 6 1 9 4 12 8s4 8 4 14c0 4-1 7-3 11-1 3-4 4-6 6-3 2-6 3-10 5-3 2-7 2-11 2h-40v-83zM37 33c3 0 5-1 7-3 3 0 4-2 4-7 0-1 0-3-1-4s-2-2-3-3c-2-1-3-1-4-1-2-1-3-1-5-1h-17v19zM38 69c1 0 3-1 4-1 2 0 4-1 5-2 2-1 2-2 4-3 0-1 0-3 0-5 0-5-1-8-3-10-3-2-6-2-10-2h-20v23z">
              <text:p/>
            </draw:path>
            <draw:polygon draw:style-name="gr31" draw:text-style-name="P15" draw:layer="layout" svg:width="0.078cm" svg:height="0.082cm" draw:transform="rotate (0.104894288044859) translate (19.0307905521041cm 3.25798373904085cm)" svg:viewBox="0 0 79 83" draw:points="0,0 20,0 40,32 60,0 79,0 49,51 49,83 31,83 31,50">
              <text:p/>
            </draw:polygon>
          </draw:g>
          <draw:polygon draw:style-name="gr29" draw:text-style-name="P13" draw:layer="layout" svg:width="0.081cm" svg:height="0.083cm" draw:transform="rotate (0.104894288044859) translate (19.0263726609493cm 3.25844885771184cm)" svg:viewBox="0 0 82 84" draw:points="41,84 0,84 0,0 82,0 82,84">
            <text:p/>
          </draw:polygon>
          <draw:polygon draw:style-name="gr29" draw:text-style-name="P13" draw:layer="layout" svg:width="0.071cm" svg:height="0.088cm" draw:transform="rotate (0.104894288044859) translate (19.5934903285805cm 3.19618982202112cm)" svg:viewBox="0 0 72 89" draw:points="36,89 0,89 0,0 72,0 72,89">
            <text:p/>
          </draw:polygon>
          <draw:g>
            <draw:path draw:style-name="gr31" draw:text-style-name="P15" draw:layer="layout" svg:width="0.07cm" svg:height="0.086cm" draw:transform="rotate (0.104894288044859) translate (19.607126011223cm 3.19539237055376cm)" svg:viewBox="0 0 71 87" svg:d="M20 65c0 1 3 3 3 4 2 1 5 3 7 3 2 1 4 1 6 1s4 0 5 0c3-1 4-1 6-2 1-1 3-2 4-4 1-1 2-2 2-5 0-2-1-4-2-5-2-2-4-3-6-4-3-1-5-2-8-2-3-1-6-2-8-3-5 0-7-1-10-3-2-1-6-2-8-4s-4-4-5-7-2-5-2-10c0-4 1-7 3-10 1-3 3-6 6-8 4-2 7-4 10-5s8-1 11-1c4 0 8 0 13 1 4 1 7 3 11 5 3 2 5 5 7 8 2 4 3 8 3 12h-18c0-3-1-4-2-6-1-1-2-2-3-3-2-1-4-1-6-2s-3-1-5-1-3 0-4 0c-2 1-4 2-6 3-1 0-1 1-1 2-1 1-1 3-1 4s0 3 0 5c1 0 1 2 3 2 3 1 5 1 9 2 2 1 6 2 12 4 1 0 4 0 6 1 3 1 6 2 9 4 2 2 5 4 6 8 3 2 4 6 4 11 0 4-1 8-3 11-1 2-3 5-6 7-3 4-7 5-11 6-5 2-10 3-15 3s-10-1-13-2c-4-1-9-3-12-6s-6-6-7-8c-3-4-4-9-4-13h19c0 2 0 4 1 7z">
              <text:p/>
            </draw:path>
            <draw:path draw:style-name="gr31" draw:text-style-name="P15" draw:layer="layout" svg:width="0.08cm" svg:height="0.082cm" draw:transform="rotate (0.104894288044859) translate (19.6789582972337cm 3.18974418545481cm)" svg:viewBox="0 0 81 83" svg:d="M50 0l31 83h-19l-6-19h-32l-6 19h-18l31-83zM51 50l-10-30h-1l-10 30z">
              <text:p/>
            </draw:path>
          </draw:g>
          <draw:polygon draw:style-name="gr29" draw:text-style-name="P13" draw:layer="layout" svg:width="0.082cm" svg:height="0.083cm" draw:transform="rotate (0.104894288044859) translate (19.6653890601156cm 3.19117276422998cm)" svg:viewBox="0 0 83 84" draw:points="41,84 0,84 0,0 83,0 83,84">
            <text:p/>
          </draw:polygon>
          <draw:polygon draw:style-name="gr29" draw:text-style-name="P13" draw:layer="layout" svg:width="0.071cm" svg:height="0.083cm" draw:transform="rotate (0.104894288044859) translate (19.2740901292681cm 3.23236898937443cm)" svg:viewBox="0 0 72 84" draw:points="36,84 0,84 0,0 72,0 72,84">
            <text:p/>
          </draw:polygon>
          <draw:g>
            <draw:polygon draw:style-name="gr31" draw:text-style-name="P15" draw:layer="layout" svg:width="0.069cm" svg:height="0.082cm" draw:transform="rotate (0.104894288044859) translate (19.2794547113846cm 3.2318042024168cm)" svg:viewBox="0 0 70 83" draw:points="19,0 53,56 53,0 70,0 70,83 52,83 18,28 17,28 17,83 0,82 0,0">
              <text:p/>
            </draw:polygon>
            <draw:path draw:style-name="gr31" draw:text-style-name="P15" draw:layer="layout" svg:width="0.076cm" svg:height="0.086cm" draw:transform="rotate (0.104894288044859) translate (19.3609863611738cm 3.22130612508011cm)" svg:viewBox="0 0 77 87" svg:d="M57 23c-1-1-2-3-4-3-1-2-4-3-6-3-2-1-4-1-6-1-5 0-7 0-11 2-2 1-5 2-7 5-1 3-3 7-3 10-1 3-1 6-1 10s0 7 1 11c0 3 2 6 3 9 2 2 5 4 7 6 4 2 6 3 11 3 6 0 10-2 13-6 3-3 5-7 6-13h17c-1 5-1 10-3 14-2 5-4 7-7 10-4 4-7 6-12 7-4 1-9 3-14 3-7 0-11-2-17-4-5-2-9-6-12-9-4-3-7-8-9-13-2-6-3-12-3-18s1-12 3-17c2-4 5-9 9-13 3-4 7-7 12-10 6-2 10-3 17-3 5 0 9 0 13 2 4 1 8 3 11 6 4 2 6 5 8 9 1 3 3 7 3 13h-17c0-2-1-5-2-7z">
              <text:p/>
            </draw:path>
          </draw:g>
          <draw:polygon draw:style-name="gr29" draw:text-style-name="P13" draw:layer="layout" svg:width="0.077cm" svg:height="0.088cm" draw:transform="rotate (0.104894288044859) translate (19.3555553335329cm 3.22123978472992cm)" svg:viewBox="0 0 78 89" draw:points="39,89 0,89 0,0 78,0 78,89">
            <text:p/>
          </draw:polygon>
          <draw:g>
            <draw:path draw:style-name="gr32" draw:text-style-name="P16" draw:layer="layout" svg:width="0.29cm" svg:height="0.287cm" draw:transform="rotate (0.104894288044859) translate (19.4999775082827cm 2.84134777175238cm)" svg:viewBox="0 0 291 288" svg:d="M248 42c-28-28-62-42-102-42-41 0-76 14-103 42-28 28-43 63-43 102 0 40 15 74 43 102 28 29 63 42 103 42 39 0 73-13 102-43 28-27 43-60 43-101s-15-75-43-102z">
              <text:p/>
            </draw:path>
            <draw:polygon draw:style-name="gr29" draw:text-style-name="P13" draw:layer="layout" svg:width="0.291cm" svg:height="0.29cm" draw:transform="rotate (0.104894288044859) translate (19.499877839996cm 2.84040108079066cm)" svg:viewBox="0 0 292 291" draw:points="146,291 0,291 0,0 292,0 292,291">
              <text:p/>
            </draw:polygon>
            <draw:path draw:style-name="gr31" draw:text-style-name="P15" draw:layer="layout" svg:width="0.256cm" svg:height="0.256cm" draw:transform="rotate (0.104894288044859) translate (19.5183302972883cm 2.85504958439664cm)" svg:viewBox="0 0 257 257" svg:d="M257 128c0 72-57 129-128 129s-129-57-129-129c0-70 58-128 128-128 72 0 129 58 129 128z">
              <text:p/>
            </draw:path>
            <draw:polygon draw:style-name="gr29" draw:text-style-name="P13" draw:layer="layout" svg:width="0.257cm" svg:height="0.257cm" draw:transform="rotate (0.104894288044859) translate (19.5183302972883cm 2.85504958439663cm)" svg:viewBox="0 0 258 258" draw:points="129,258 0,258 0,0 258,0 258,258">
              <text:p/>
            </draw:polygon>
            <draw:path draw:style-name="gr33" draw:text-style-name="P17" draw:layer="layout" svg:width="0.148cm" svg:height="0.154cm" draw:transform="rotate (0.104894288044859) translate (19.5748669194624cm 2.90110437250529cm)" svg:viewBox="0 0 149 155" svg:d="M11 56c7-37 31-56 63-56 46 0 75 33 75 78 0 44-31 77-75 77-31 0-59-18-64-56h36c2 19 15 26 32 26 21 0 34-18 34-48s-11-47-33-47c-15 0-30 6-33 26h11l-28 29-29-29z">
              <text:p/>
            </draw:path>
            <draw:polygon draw:style-name="gr29" draw:text-style-name="P13" draw:layer="layout" svg:width="0.15cm" svg:height="0.155cm" draw:transform="rotate (0.104894288044859) translate (19.5742357921546cm 2.90117081802972cm)" svg:viewBox="0 0 151 156" draw:points="76,156 0,156 0,0 151,0 151,156">
              <text:p/>
            </draw:polygon>
          </draw:g>
          <draw:path draw:style-name="gr32" draw:text-style-name="P16" draw:layer="layout" svg:width="0.29cm" svg:height="0.287cm" draw:transform="rotate (0.104894288044859) translate (19.175578072064cm 2.87550077130762cm)" svg:viewBox="0 0 291 288" svg:d="M248 42c-28-28-62-42-102-42-41 0-76 14-103 42-28 28-43 63-43 102 0 40 15 74 43 102 28 29 63 42 103 42 39 0 73-13 102-43 29-27 43-60 43-101s-14-75-43-102z">
            <text:p/>
          </draw:path>
          <draw:polygon draw:style-name="gr29" draw:text-style-name="P13" draw:layer="layout" svg:width="0.291cm" svg:height="0.29cm" draw:transform="rotate (0.104894288044859) translate (19.1754784037773cm 2.87455408034589cm)" svg:viewBox="0 0 292 291" draw:points="146,291 0,291 0,0 292,0 292,291">
            <text:p/>
          </draw:polygon>
          <draw:path draw:style-name="gr31" draw:text-style-name="P15" draw:layer="layout" svg:width="0.256cm" svg:height="0.256cm" draw:transform="rotate (0.104894288044859) translate (19.1939308610696cm 2.88920258395187cm)" svg:viewBox="0 0 257 257" svg:d="M257 128c0 72-57 129-128 129s-129-57-129-129c0-70 58-128 128-128 72 0 129 58 129 128z">
            <text:p/>
          </draw:path>
          <draw:path draw:style-name="gr33" draw:text-style-name="P17" draw:layer="layout" svg:width="0.15cm" svg:height="0.211cm" draw:transform="rotate (0.104894288044859) translate (19.2331275152015cm 2.90390055359135cm)" svg:viewBox="0 0 151 212" svg:d="M93 191c10 0 16-3 23-7 4-5 7-12 9-21l26 2c-1 6-4 13-6 19-3 6-7 11-12 15-4 4-11 8-16 9-8 4-15 4-24 4-12 0-21-2-29-5-8-4-15-9-21-16s-10-15-13-25c-4-10-5-19-7-30h-23l6-20h17c0-1 0-1-1-3 0-2 0-4 0-8 0-2 0-5 0-7 1-3 1-4 1-6h-23l6-18h17c2-12 3-22 7-32 4-9 8-17 14-24 6-5 12-10 21-13 7-3 16-5 27-5 9 0 17 1 24 3 6 3 13 6 17 11 4 4 9 9 11 15 3 5 5 11 6 18l-26 2c-1-9-4-16-9-20-6-6-13-7-23-7-7 0-13 0-16 1-7 3-10 7-13 10-4 4-7 10-10 16-2 8-3 16-4 25h60l-5 18h-56c-1 3-1 4-1 7 0 2 0 4 0 6 0 3 0 4 0 7 0 2 1 3 1 4h61l-5 20h-55c1 8 2 15 4 21 2 7 5 13 8 18 4 5 7 9 13 12 5 3 12 4 19 4z">
            <text:p/>
          </draw:path>
          <draw:polygon draw:style-name="gr29" draw:text-style-name="P13" draw:layer="layout" svg:width="0.151cm" svg:height="0.212cm" draw:transform="rotate (0.104894288044859) translate (19.2330943976135cm 2.90964714488614cm)" svg:viewBox="0 0 152 213" draw:points="76,213 0,213 0,0 152,0 152,213">
            <text:p/>
          </draw:polygon>
          <draw:polygon draw:style-name="gr32" draw:text-style-name="P16" draw:layer="layout" svg:width="0cm" svg:height="0cm" draw:transform="rotate (0.104894288044859) translate (19.3254402142645cm 3.01095826931996cm)" svg:viewBox="0 0 1 1" draw:points="1,1 0,0">
            <text:p/>
          </draw:polygon>
          <draw:polygon draw:style-name="gr29" draw:text-style-name="P13" draw:layer="layout" svg:width="0.001cm" svg:height="0.001cm" draw:transform="rotate (0.104894288044859) translate (19.3254402142645cm 3.01095826931996cm)" svg:viewBox="0 0 2 2" draw:points="1,2 0,2 0,0 2,0 2,2">
            <text:p/>
          </draw:polygon>
          <draw:path draw:style-name="gr34" draw:text-style-name="P13" draw:layer="layout" svg:width="0.277cm" svg:height="0cm" draw:transform="skewX (0.00523598775598302) rotate (-0.638790506229925) translate (19.2215847614042cm 2.91851636030628cm)" svg:viewBox="0 0 278 1" svg:d="M0 0c93 0 186 1 278 1">
            <text:p/>
          </draw:path>
          <draw:g>
            <draw:path draw:style-name="gr32" draw:text-style-name="P16" draw:layer="layout" svg:width="0.29cm" svg:height="0.287cm" draw:transform="rotate (0.104894288044859) translate (18.8511786358453cm 2.90965377086285cm)" svg:viewBox="0 0 291 288" svg:d="M248 42c-28-28-62-42-103-42-40 0-74 14-101 42-29 28-44 63-44 102 0 40 15 74 44 102 27 29 62 42 101 42 40 0 74-13 103-43 29-27 43-60 43-101s-14-75-43-102z">
              <text:p/>
            </draw:path>
            <draw:polygon draw:style-name="gr29" draw:text-style-name="P13" draw:layer="layout" svg:width="0.291cm" svg:height="0.29cm" draw:transform="rotate (0.104894288044859) translate (18.8510789675586cm 2.90870707990113cm)" svg:viewBox="0 0 292 291" draw:points="146,291 0,291 0,0 292,0 292,291">
              <text:p/>
            </draw:polygon>
            <draw:path draw:style-name="gr31" draw:text-style-name="P15" draw:layer="layout" svg:width="0.256cm" svg:height="0.256cm" draw:transform="rotate (0.104894288044859) translate (18.869215861197cm 2.92338880626932cm)" svg:viewBox="0 0 257 257" svg:d="M257 128c0 72-57 129-128 129s-129-57-129-129c0-70 58-128 128-128 72 0 129 58 129 128z">
              <text:p/>
            </draw:path>
            <draw:polygon draw:style-name="gr29" draw:text-style-name="P13" draw:layer="layout" svg:width="0.257cm" svg:height="0.257cm" draw:transform="rotate (0.104894288044859) translate (18.869215861197cm 2.92338880626932cm)" svg:viewBox="0 0 258 258" draw:points="129,258 0,258 0,0 258,0 258,258">
              <text:p/>
            </draw:polygon>
            <draw:path draw:style-name="gr33" draw:text-style-name="P17" draw:layer="layout" svg:width="0.039cm" svg:height="0.039cm" draw:transform="rotate (0.104894288044859) translate (18.9817730484014cm 2.94695451888967cm)" svg:viewBox="0 0 40 40" svg:d="M40 21c0 3 0 5-3 9-1 4-3 6-7 7-2 3-6 3-9 3-4 0-7 0-11-3-3-1-5-3-7-7s-3-6-3-9c0-4 1-8 3-11s4-5 7-7c4-2 7-3 11-3 3 0 7 1 9 3 4 2 6 4 7 7 3 3 3 7 3 11z">
              <text:p/>
            </draw:path>
            <draw:polygon draw:style-name="gr29" draw:text-style-name="P13" draw:layer="layout" svg:width="0.041cm" svg:height="0.041cm" draw:transform="rotate (0.104894288044859) translate (18.9816733801147cm 2.94600782792794cm)" svg:viewBox="0 0 42 42" draw:points="21,42 0,42 0,0 42,0 42,42">
              <text:p/>
            </draw:polygon>
            <draw:path draw:style-name="gr33" draw:text-style-name="P17" draw:layer="layout" svg:width="0.076cm" svg:height="0.138cm" draw:transform="rotate (0.104894288044859) translate (18.9681714299149cm 2.99656477360055cm)" svg:viewBox="0 0 77 139" svg:d="M77 10c0-6-3-10-8-10h-60c-5 0-9 4-9 10v59h17v70h45v-70h15z">
              <text:p/>
            </draw:path>
            <draw:polygon draw:style-name="gr29" draw:text-style-name="P13" draw:layer="layout" svg:width="0.078cm" svg:height="0.139cm" draw:transform="rotate (0.104894288044859) translate (18.9681714299149cm 2.99656477360055cm)" svg:viewBox="0 0 79 140" draw:points="40,140 0,140 0,0 79,0 79,140">
              <text:p/>
            </draw:polygon>
          </draw:g>
          <draw:g>
            <draw:path draw:style-name="gr32" draw:text-style-name="P16" draw:layer="layout" svg:width="0.388cm" svg:height="0.386cm" draw:transform="rotate (0.104894288044859) translate (18.4069645742535cm 2.95131595607216cm)" svg:viewBox="0 0 389 387" svg:d="M333 56c-38-38-85-56-139-56s-98 18-135 56c-39 39-59 84-59 137 0 54 20 100 59 138 37 38 82 56 135 56s100-18 139-58c38-36 56-81 56-136 0-54-18-100-56-137z">
              <text:p/>
            </draw:path>
            <draw:polygon draw:style-name="gr29" draw:text-style-name="P13" draw:layer="layout" svg:width="0.389cm" svg:height="0.389cm" draw:transform="rotate (0.104894288044859) translate (18.4068316832046cm 2.95005370145652cm)" svg:viewBox="0 0 390 390" draw:points="195,390 0,390 0,0 390,0 390,390">
              <text:p/>
            </draw:polygon>
            <draw:path draw:style-name="gr31" draw:text-style-name="P15" draw:layer="layout" svg:width="0.343cm" svg:height="0.344cm" draw:transform="rotate (0.104894288044859) translate (18.4312467323332cm 2.96981756387524cm)" svg:viewBox="0 0 344 345" svg:d="M344 172c0 96-77 173-171 173-96 0-173-77-173-173 0-95 77-172 171-172 96 0 173 77 173 172z">
              <text:p/>
            </draw:path>
            <draw:polygon draw:style-name="gr29" draw:text-style-name="P13" draw:layer="layout" svg:width="0.345cm" svg:height="0.346cm" draw:transform="rotate (0.104894288044859) translate (18.4311802868087cm 2.96918643656742cm)" svg:viewBox="0 0 346 347" draw:points="173,347 0,347 0,0 346,0 346,347">
              <text:p/>
            </draw:polygon>
            <draw:polygon draw:style-name="gr29" draw:text-style-name="P13" draw:layer="layout" svg:width="0.055cm" svg:height="0.056cm" draw:transform="rotate (0.104894288044859) translate (18.5921534972463cm 3.09805011026142cm)" svg:viewBox="0 0 56 57" draw:points="28,57 0,57 0,0 56,0 56,57">
              <text:p/>
            </draw:polygon>
            <draw:polygon draw:style-name="gr29" draw:text-style-name="P13" draw:layer="layout" svg:width="0.105cm" svg:height="0.187cm" draw:transform="rotate (0.104894288044859) translate (18.5603468568093cm 3.03535303211705cm)" svg:viewBox="0 0 106 188" draw:points="53,188 0,188 0,0 106,0 106,188">
              <text:p/>
            </draw:polygon>
            <draw:path draw:style-name="gr35" draw:text-style-name="P18" draw:layer="layout" svg:width="0.145cm" svg:height="0.209cm" draw:transform="rotate (0.104894288044859) translate (18.4667239095364cm 3.03404257355871cm)" svg:viewBox="0 0 146 210" svg:d="M111 73c-8-19-17-28-30-28-24 0-34 21-34 60 0 41 10 61 34 61 16 0 26-10 32-29l33 21c-16 35-38 52-69 52-24 0-42-8-56-27-15-18-21-44-21-78 0-32 6-56 22-77 15-18 33-28 54-28 32 0 54 17 69 51z">
              <text:p/>
            </draw:path>
            <draw:path draw:style-name="gr35" draw:text-style-name="P18" draw:layer="layout" svg:width="0.144cm" svg:height="0.209cm" draw:transform="rotate (0.104894288044859) translate (18.615820101404cm 3.01834562218945cm)" svg:viewBox="0 0 145 210" svg:d="M110 73c-7-19-16-28-29-28-23 0-34 21-34 60 0 41 11 61 34 61 16 0 26-10 31-29l33 21c-15 35-37 52-68 52-23 0-42-8-56-27-13-18-21-44-21-78 0-32 8-56 21-77 14-18 33-28 55-28 32 0 54 17 69 51z">
              <text:p/>
            </draw:path>
          </draw:g>
        </draw:g>
        <draw:custom-shape draw:style-name="gr36" draw:text-style-name="P3" draw:layer="layout" svg:width="1cm" svg:height="1cm" svg:x="0.58cm" svg:y="26.7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7" draw:text-style-name="P3" draw:layer="layout" svg:width="1cm" svg:height="1cm" svg:x="18.968cm" svg:y="26.707cm">
          <text:p/>
          <draw:enhanced-geometry svg:viewBox="0 0 21600 21600" draw:type="rectangle" draw:enhanced-path="M 0 0 L 21600 0 21600 21600 0 21600 0 0 Z N"/>
        </draw:custom-shape>
        <draw:custom-shape draw:style-name="gr36" draw:text-style-name="P3" draw:layer="layout" svg:width="1cm" svg:height="1cm" draw:transform="rotate (-3.14159265358979) translate (1.579cm 2.8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7" draw:text-style-name="P6" draw:layer="layout" svg:width="5.662cm" svg:height="0.989cm" draw:transform="rotate (-0.131946891450771) translate (11.709cm 21.636cm)">
          <draw:text-box>
            <text:p><text:span text:style-name="T1">Alene Steinbach</text:span></text:p>
          </draw:text-box>
        </draw:frame>
        <draw:custom-shape draw:style-name="gr38" draw:text-style-name="P3" draw:layer="layout" svg:width="20.681cm" svg:height="0.706cm" svg:x="0.19cm" svg:y="28.042cm">
          <text:p text:style-name="P7"><text:span text:style-name="T2">This book is a review. For current information look at: http://inclusiveeducation.ca </text:span></text:p>
          <draw:enhanced-geometry svg:viewBox="0 0 21600 21600" draw:mirror-vertical="false" draw:mirror-horizont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de" fo:country="DE"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gr1" style:family="graphic" style:parent-style-name="standard">
      <style:graphic-properties draw:stroke="none" draw:fill="solid" draw:fill-color="#000066" draw:textarea-horizontal-align="justify" draw:textarea-vertical-align="middle" draw:auto-grow-height="false" fo:min-height="29.45cm" fo:min-width="20.5cm"/>
    </style:style>
    <style:style style:name="MP1" style:family="paragraph">
      <loext:graphic-properties draw:fill="solid" draw:fill-color="#000066"/>
      <style:paragraph-properties fo:text-align="center"/>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draw:custom-shape draw:style-name="Mgr1" draw:text-style-name="MP1" draw:layer="backgroundobjects" svg:width="21cm" svg:height="29.7cm" svg:x="0cm" svg:y="0cm">
        <text:p/>
        <draw:enhanced-geometry svg:viewBox="0 0 21600 21600" draw:type="rectangle" draw:enhanced-path="M 0 0 L 21600 0 21600 21600 0 21600 0 0 Z N"/>
      </draw:custom-shap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2-21T19:25:19.624379425</dc:date>
    <dc:creator>Norbert Reschke</dc:creator>
    <meta:editing-duration>PT4H14M2S</meta:editing-duration>
    <meta:editing-cycles>31</meta:editing-cycles>
    <meta:generator>LibreOffice/4.4.2.2$Linux_X86_64 LibreOffice_project/40m0$Build-2</meta:generator>
    <meta:document-statistic meta:object-count="187"/>
  </office:meta>
</office:document-meta>
</file>